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256.65pt"/>
    </style:style>
    <style:style style:name="co6" style:family="table-column">
      <style:table-column-properties fo:break-before="auto" style:column-width="273.8pt"/>
    </style:style>
    <style:style style:name="co7" style:family="table-column">
      <style:table-column-properties fo:break-before="auto" style:column-width="166.56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29.99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287.29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2.94pt"/>
    </style:style>
    <style:style style:name="co14" style:family="table-column">
      <style:table-column-properties fo:break-before="auto" style:column-width="29.2pt"/>
    </style:style>
    <style:style style:name="co15" style:family="table-column">
      <style:table-column-properties fo:break-before="auto" style:column-width="208.01pt"/>
    </style:style>
    <style:style style:name="co16" style:family="table-column">
      <style:table-column-properties fo:break-before="auto" style:column-width="401.75pt"/>
    </style:style>
    <style:style style:name="co17" style:family="table-column">
      <style:table-column-properties fo:break-before="auto" style:column-width="97.91pt"/>
    </style:style>
    <style:style style:name="co18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ce2"/>
        <table:table-column table:style-name="co8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H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G2]&lt;&gt;&quot;&quot;;CONCATENATE(&quot;, damagetype: '&quot;;[.G2];&quot;'&quot;);&quot;&quot;)" office:value-type="string" office:string-value=", damagetype: 'STAT'" calcext:value-type="string">
            <text:p>, damagetype: 'STAT'</text:p>
          </table:table-cell>
          <table:table-cell table:formula="of:=IF([.I2]&lt;&gt;&quot;&quot;;CONCATENATE(&quot;, range: &quot;;[.I2];&quot;&quot;);&quot;&quot;)">
            <text:p/>
          </table:table-cell>
          <table:table-cell table:formula="of:=IF([.J2]&lt;&gt;&quot;&quot;;CONCATENATE(&quot;, params: &quot;;[.J2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2:.P2])" office:value-type="string" office:string-value="MIMIC: {name: 'Mimic', type: Types.NORMAL, power: 0, accuracy: 0, effect: Effects.COPY_MOVE, pp: 10, damagetype: 'STAT'}," calcext:value-type="string">
            <text:p>MIMIC: {name: 'Mimic', type: Types.NORMAL, power: 0, accuracy: 0, effect: Effects.COPY_MOVE, pp: 10, damagetype: 'STAT'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H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G3]&lt;&gt;&quot;&quot;;CONCATENATE(&quot;, damagetype: '&quot;;[.G3];&quot;'&quot;);&quot;&quot;)" office:value-type="string" office:string-value=", damagetype: 'STAT'" calcext:value-type="string">
            <text:p>, damagetype: 'STAT'</text:p>
          </table:table-cell>
          <table:table-cell table:formula="of:=IF([.I3]&lt;&gt;&quot;&quot;;CONCATENATE(&quot;, range: &quot;;[.I3];&quot;&quot;);&quot;&quot;)">
            <text:p/>
          </table:table-cell>
          <table:table-cell table:formula="of:=IF([.J3]&lt;&gt;&quot;&quot;;CONCATENATE(&quot;, params: &quot;;[.J3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3:.P3])" office:value-type="string" office:string-value="MIRROR_MOVE: {name: 'Mirror Move', type: Types.FLYING, power: 0, accuracy: 0, effect: Effects.COPY_MOVE, pp: 20, damagetype: 'STAT'}," calcext:value-type="string">
            <text:p>MIRROR_MOVE: {name: 'Mirror Move', type: Types.FLYING, power: 0, accuracy: 0, effect: Effects.COPY_MOVE, pp: 20, damagetype: 'STAT'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H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G4]&lt;&gt;&quot;&quot;;CONCATENATE(&quot;, damagetype: '&quot;;[.G4];&quot;'&quot;);&quot;&quot;)" office:value-type="string" office:string-value=", damagetype: 'STAT'" calcext:value-type="string">
            <text:p>, damagetype: 'STAT'</text:p>
          </table:table-cell>
          <table:table-cell table:formula="of:=IF([.I4]&lt;&gt;&quot;&quot;;CONCATENATE(&quot;, range: &quot;;[.I4];&quot;&quot;);&quot;&quot;)">
            <text:p/>
          </table:table-cell>
          <table:table-cell table:formula="of:=IF([.J4]&lt;&gt;&quot;&quot;;CONCATENATE(&quot;, params: &quot;;[.J4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4:.P4])" office:value-type="string" office:string-value="CONVERSION: {name: 'Conversion', type: Types.NORMAL, power: 0, accuracy: 0, effect: Effects.COPY_TYPE, pp: 30, damagetype: 'STAT'}," calcext:value-type="string">
            <text:p>CONVERSION: {name: 'Conversion', type: Types.NORMAL, power: 0, accuracy: 0, effect: Effects.COPY_TYPE, pp: 30, damagetype: 'STAT'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H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G5]&lt;&gt;&quot;&quot;;CONCATENATE(&quot;, damagetype: '&quot;;[.G5];&quot;'&quot;);&quot;&quot;)" office:value-type="string" office:string-value=", damagetype: 'STAT'" calcext:value-type="string">
            <text:p>, damagetype: 'STAT'</text:p>
          </table:table-cell>
          <table:table-cell table:formula="of:=IF([.I5]&lt;&gt;&quot;&quot;;CONCATENATE(&quot;, range: &quot;;[.I5];&quot;&quot;);&quot;&quot;)">
            <text:p/>
          </table:table-cell>
          <table:table-cell table:formula="of:=IF([.J5]&lt;&gt;&quot;&quot;;CONCATENATE(&quot;, params: &quot;;[.J5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5:.P5])" office:value-type="string" office:string-value="SUBSTITUTE: {name: 'Substitute', type: Types.NORMAL, power: 0, accuracy: 0, effect: Effects.CREATE_DECOY, pp: 10, damagetype: 'STAT'}," calcext:value-type="string">
            <text:p>SUBSTITUTE: {name: 'Substitute', type: Types.NORMAL, power: 0, accuracy: 0, effect: Effects.CREATE_DECOY, pp: 10, damagetype: 'STAT'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H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G6]&lt;&gt;&quot;&quot;;CONCATENATE(&quot;, damagetype: '&quot;;[.G6];&quot;'&quot;);&quot;&quot;)" office:value-type="string" office:string-value=", damagetype: 'PHYS'" calcext:value-type="string">
            <text:p>, damagetype: 'PHYS'</text:p>
          </table:table-cell>
          <table:table-cell table:formula="of:=IF([.I6]&lt;&gt;&quot;&quot;;CONCATENATE(&quot;, range: &quot;;[.I6];&quot;&quot;);&quot;&quot;)">
            <text:p/>
          </table:table-cell>
          <table:table-cell table:formula="of:=IF([.J6]&lt;&gt;&quot;&quot;;CONCATENATE(&quot;, params: &quot;;[.J6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6:.P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H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G7]&lt;&gt;&quot;&quot;;CONCATENATE(&quot;, damagetype: '&quot;;[.G7];&quot;'&quot;);&quot;&quot;)" office:value-type="string" office:string-value=", damagetype: 'PHYS'" calcext:value-type="string">
            <text:p>, damagetype: 'PHYS'</text:p>
          </table:table-cell>
          <table:table-cell table:formula="of:=IF([.I7]&lt;&gt;&quot;&quot;;CONCATENATE(&quot;, range: &quot;;[.I7];&quot;&quot;);&quot;&quot;)">
            <text:p/>
          </table:table-cell>
          <table:table-cell table:formula="of:=IF([.J7]&lt;&gt;&quot;&quot;;CONCATENATE(&quot;, params: &quot;;[.J7];&quot;&quot;);&quot;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:.P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H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G8]&lt;&gt;&quot;&quot;;CONCATENATE(&quot;, damagetype: '&quot;;[.G8];&quot;'&quot;);&quot;&quot;)" office:value-type="string" office:string-value=", damagetype: 'PHYS'" calcext:value-type="string">
            <text:p>, damagetype: 'PHYS'</text:p>
          </table:table-cell>
          <table:table-cell table:formula="of:=IF([.I8]&lt;&gt;&quot;&quot;;CONCATENATE(&quot;, range: &quot;;[.I8];&quot;&quot;);&quot;&quot;)">
            <text:p/>
          </table:table-cell>
          <table:table-cell table:formula="of:=IF([.J8]&lt;&gt;&quot;&quot;;CONCATENATE(&quot;, params: &quot;;[.J8];&quot;&quot;);&quot;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8:.P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H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G9]&lt;&gt;&quot;&quot;;CONCATENATE(&quot;, damagetype: '&quot;;[.G9];&quot;'&quot;);&quot;&quot;)" office:value-type="string" office:string-value=", damagetype: 'PHYS'" calcext:value-type="string">
            <text:p>, damagetype: 'PHYS'</text:p>
          </table:table-cell>
          <table:table-cell table:formula="of:=IF([.I9]&lt;&gt;&quot;&quot;;CONCATENATE(&quot;, range: &quot;;[.I9];&quot;&quot;);&quot;&quot;)" office:value-type="string" office:string-value=", range: 2" calcext:value-type="string">
            <text:p>, range: 2</text:p>
          </table:table-cell>
          <table:table-cell table:formula="of:=IF([.J9]&lt;&gt;&quot;&quot;;CONCATENATE(&quot;, params: &quot;;[.J9];&quot;&quot;);&quot;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formula="of:=COM.MICROSOFT.CONCAT([.L9:.P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H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G10]&lt;&gt;&quot;&quot;;CONCATENATE(&quot;, damagetype: '&quot;;[.G10];&quot;'&quot;);&quot;&quot;)" office:value-type="string" office:string-value=", damagetype: 'PHYS'" calcext:value-type="string">
            <text:p>, damagetype: 'PHYS'</text:p>
          </table:table-cell>
          <table:table-cell table:formula="of:=IF([.I10]&lt;&gt;&quot;&quot;;CONCATENATE(&quot;, range: &quot;;[.I10];&quot;&quot;);&quot;&quot;)">
            <text:p/>
          </table:table-cell>
          <table:table-cell table:formula="of:=IF([.J10]&lt;&gt;&quot;&quot;;CONCATENATE(&quot;, params: &quot;;[.J10];&quot;&quot;);&quot;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10:.P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H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G11]&lt;&gt;&quot;&quot;;CONCATENATE(&quot;, damagetype: '&quot;;[.G11];&quot;'&quot;);&quot;&quot;)" office:value-type="string" office:string-value=", damagetype: 'PHYS'" calcext:value-type="string">
            <text:p>, damagetype: 'PHYS'</text:p>
          </table:table-cell>
          <table:table-cell table:formula="of:=IF([.I11]&lt;&gt;&quot;&quot;;CONCATENATE(&quot;, range: &quot;;[.I11];&quot;&quot;);&quot;&quot;)" office:value-type="string" office:string-value=", range: 3" calcext:value-type="string">
            <text:p>, range: 3</text:p>
          </table:table-cell>
          <table:table-cell table:formula="of:=IF([.J11]&lt;&gt;&quot;&quot;;CONCATENATE(&quot;, params: &quot;;[.J11];&quot;&quot;);&quot;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1:.P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H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G12]&lt;&gt;&quot;&quot;;CONCATENATE(&quot;, damagetype: '&quot;;[.G12];&quot;'&quot;);&quot;&quot;)" office:value-type="string" office:string-value=", damagetype: 'PHYS'" calcext:value-type="string">
            <text:p>, damagetype: 'PHYS'</text:p>
          </table:table-cell>
          <table:table-cell table:formula="of:=IF([.I12]&lt;&gt;&quot;&quot;;CONCATENATE(&quot;, range: &quot;;[.I12];&quot;&quot;);&quot;&quot;)">
            <text:p/>
          </table:table-cell>
          <table:table-cell table:formula="of:=IF([.J12]&lt;&gt;&quot;&quot;;CONCATENATE(&quot;, params: &quot;;[.J12];&quot;&quot;);&quot;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12:.P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H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G13]&lt;&gt;&quot;&quot;;CONCATENATE(&quot;, damagetype: '&quot;;[.G13];&quot;'&quot;);&quot;&quot;)" office:value-type="string" office:string-value=", damagetype: 'PHYS'" calcext:value-type="string">
            <text:p>, damagetype: 'PHYS'</text:p>
          </table:table-cell>
          <table:table-cell table:formula="of:=IF([.I13]&lt;&gt;&quot;&quot;;CONCATENATE(&quot;, range: &quot;;[.I13];&quot;&quot;);&quot;&quot;)">
            <text:p/>
          </table:table-cell>
          <table:table-cell table:formula="of:=IF([.J13]&lt;&gt;&quot;&quot;;CONCATENATE(&quot;, params: &quot;;[.J13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3:.P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"SPD"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H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G14]&lt;&gt;&quot;&quot;;CONCATENATE(&quot;, damagetype: '&quot;;[.G14];&quot;'&quot;);&quot;&quot;)" office:value-type="string" office:string-value=", damagetype: 'PHYS'" calcext:value-type="string">
            <text:p>, damagetype: 'PHYS'</text:p>
          </table:table-cell>
          <table:table-cell table:formula="of:=IF([.I14]&lt;&gt;&quot;&quot;;CONCATENATE(&quot;, range: &quot;;[.I14];&quot;&quot;);&quot;&quot;)">
            <text:p/>
          </table:table-cell>
          <table:table-cell table:formula="of:=IF([.J14]&lt;&gt;&quot;&quot;;CONCATENATE(&quot;, params: &quot;;[.J14];&quot;&quot;);&quot;&quot;)" office:value-type="string" office:string-value=", params: {lowerChance: 10, lowerStat: &quot;SPD&quot;}" calcext:value-type="string">
            <text:p>, params: {lowerChance: 10, lowerStat: "SPD"}</text:p>
          </table:table-cell>
          <table:table-cell office:value-type="string" calcext:value-type="string">
            <text:p>},</text:p>
          </table:table-cell>
          <table:table-cell table:formula="of:=COM.MICROSOFT.CONCAT([.L14:.P14])" office:value-type="string" office:string-value="CONSTRICT: {name: 'Constrict', type: Types.NORMAL, power: 10, accuracy: 100, effect: Effects.DAMAGE, pp: 35, damagetype: 'PHYS', params: {lowerChance: 10, lowerStat: &quot;SPD&quot;}}," calcext:value-type="string">
            <text:p>CONSTRICT: {name: 'Constrict', type: Types.NORMAL, power: 10, accuracy: 100, effect: Effects.DAMAGE, pp: 35, damagetype: 'PHYS', params: {lowerChance: 10, lowerStat: "SPD"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H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G15]&lt;&gt;&quot;&quot;;CONCATENATE(&quot;, damagetype: '&quot;;[.G15];&quot;'&quot;);&quot;&quot;)" office:value-type="string" office:string-value=", damagetype: 'PHYS'" calcext:value-type="string">
            <text:p>, damagetype: 'PHYS'</text:p>
          </table:table-cell>
          <table:table-cell table:formula="of:=IF([.I15]&lt;&gt;&quot;&quot;;CONCATENATE(&quot;, range: &quot;;[.I15];&quot;&quot;);&quot;&quot;)">
            <text:p/>
          </table:table-cell>
          <table:table-cell table:formula="of:=IF([.J15]&lt;&gt;&quot;&quot;;CONCATENATE(&quot;, params: &quot;;[.J15];&quot;&quot;);&quot;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15:.P15])" office:value-type="string" office:string-value="CRABHAMMER: {name: 'Crabhammer', type: Types.WATER, power: 100, accuracy: 90, effect: Effects.DAMAGE, pp: 10, damagetype: 'PHYS', params: {critBoost: 20}}," calcext:value-type="string">
            <text:p>CRABHAMMER: {name: 'Crabhammer', type: Types.WATER, power: 100, accuracy: 90, effect: Effects.DAMAGE, pp: 1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H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G16]&lt;&gt;&quot;&quot;;CONCATENATE(&quot;, damagetype: '&quot;;[.G16];&quot;'&quot;);&quot;&quot;)" office:value-type="string" office:string-value=", damagetype: 'PHYS'" calcext:value-type="string">
            <text:p>, damagetype: 'PHYS'</text:p>
          </table:table-cell>
          <table:table-cell table:formula="of:=IF([.I16]&lt;&gt;&quot;&quot;;CONCATENATE(&quot;, range: &quot;;[.I16];&quot;&quot;);&quot;&quot;)">
            <text:p/>
          </table:table-cell>
          <table:table-cell table:formula="of:=IF([.J16]&lt;&gt;&quot;&quot;;CONCATENATE(&quot;, params: &quot;;[.J1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6:.P16])" office:value-type="string" office:string-value="CUT: {name: 'Cut', type: Types.NORMAL, power: 50, accuracy: 95, effect: Effects.DAMAGE, pp: 30, damagetype: 'PHYS'}," calcext:value-type="string">
            <text:p>CUT: {name: 'Cut', type: Types.NORMAL, power: 50, accuracy: 95, effect: Effects.DAMAGE, pp: 30, damagetype: 'PHYS'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H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G17]&lt;&gt;&quot;&quot;;CONCATENATE(&quot;, damagetype: '&quot;;[.G17];&quot;'&quot;);&quot;&quot;)" office:value-type="string" office:string-value=", damagetype: 'PHYS'" calcext:value-type="string">
            <text:p>, damagetype: 'PHYS'</text:p>
          </table:table-cell>
          <table:table-cell table:formula="of:=IF([.I17]&lt;&gt;&quot;&quot;;CONCATENATE(&quot;, range: &quot;;[.I17];&quot;&quot;);&quot;&quot;)">
            <text:p/>
          </table:table-cell>
          <table:table-cell table:formula="of:=IF([.J17]&lt;&gt;&quot;&quot;;CONCATENATE(&quot;, params: &quot;;[.J1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7:.P17])" office:value-type="string" office:string-value="DIZZY_PUNCH: {name: 'Dizzy Punch', type: Types.NORMAL, power: 70, accuracy: 100, effect: Effects.DAMAGE, pp: 10, damagetype: 'PHYS'}," calcext:value-type="string">
            <text:p>DIZZY_PUNCH: {name: 'Dizzy Punch', type: Types.NORMAL, power: 70, accuracy: 100, effect: Effects.DAMAGE, pp: 10, damagetype: 'PHYS'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H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G18]&lt;&gt;&quot;&quot;;CONCATENATE(&quot;, damagetype: '&quot;;[.G18];&quot;'&quot;);&quot;&quot;)" office:value-type="string" office:string-value=", damagetype: 'PHYS'" calcext:value-type="string">
            <text:p>, damagetype: 'PHYS'</text:p>
          </table:table-cell>
          <table:table-cell table:formula="of:=IF([.I18]&lt;&gt;&quot;&quot;;CONCATENATE(&quot;, range: &quot;;[.I18];&quot;&quot;);&quot;&quot;)">
            <text:p/>
          </table:table-cell>
          <table:table-cell table:formula="of:=IF([.J18]&lt;&gt;&quot;&quot;;CONCATENATE(&quot;, params: &quot;;[.J18];&quot;&quot;);&quot;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8:.P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H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G19]&lt;&gt;&quot;&quot;;CONCATENATE(&quot;, damagetype: '&quot;;[.G19];&quot;'&quot;);&quot;&quot;)" office:value-type="string" office:string-value=", damagetype: 'PHYS'" calcext:value-type="string">
            <text:p>, damagetype: 'PHYS'</text:p>
          </table:table-cell>
          <table:table-cell table:formula="of:=IF([.I19]&lt;&gt;&quot;&quot;;CONCATENATE(&quot;, range: &quot;;[.I19];&quot;&quot;);&quot;&quot;)">
            <text:p/>
          </table:table-cell>
          <table:table-cell table:formula="of:=IF([.J19]&lt;&gt;&quot;&quot;;CONCATENATE(&quot;, params: &quot;;[.J19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9:.P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H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G20]&lt;&gt;&quot;&quot;;CONCATENATE(&quot;, damagetype: '&quot;;[.G20];&quot;'&quot;);&quot;&quot;)" office:value-type="string" office:string-value=", damagetype: 'PHYS'" calcext:value-type="string">
            <text:p>, damagetype: 'PHYS'</text:p>
          </table:table-cell>
          <table:table-cell table:formula="of:=IF([.I20]&lt;&gt;&quot;&quot;;CONCATENATE(&quot;, range: &quot;;[.I20];&quot;&quot;);&quot;&quot;)">
            <text:p/>
          </table:table-cell>
          <table:table-cell table:formula="of:=IF([.J20]&lt;&gt;&quot;&quot;;CONCATENATE(&quot;, params: &quot;;[.J20];&quot;&quot;);&quot;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20:.P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H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G21]&lt;&gt;&quot;&quot;;CONCATENATE(&quot;, damagetype: '&quot;;[.G21];&quot;'&quot;);&quot;&quot;)" office:value-type="string" office:string-value=", damagetype: 'PHYS'" calcext:value-type="string">
            <text:p>, damagetype: 'PHYS'</text:p>
          </table:table-cell>
          <table:table-cell table:formula="of:=IF([.I21]&lt;&gt;&quot;&quot;;CONCATENATE(&quot;, range: &quot;;[.I21];&quot;&quot;);&quot;&quot;)">
            <text:p/>
          </table:table-cell>
          <table:table-cell table:formula="of:=IF([.J21]&lt;&gt;&quot;&quot;;CONCATENATE(&quot;, params: &quot;;[.J21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21:.P21])" office:value-type="string" office:string-value="DRILL_PECK: {name: 'Drill Peck', type: Types.FLYING, power: 80, accuracy: 100, effect: Effects.DAMAGE, pp: 20, damagetype: 'PHYS'}," calcext:value-type="string">
            <text:p>DRILL_PECK: {name: 'Drill Peck', type: Types.FLYING, power: 80, accuracy: 100, effect: Effects.DAMAGE, pp: 20, damagetype: 'PHYS'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H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G22]&lt;&gt;&quot;&quot;;CONCATENATE(&quot;, damagetype: '&quot;;[.G22];&quot;'&quot;);&quot;&quot;)" office:value-type="string" office:string-value=", damagetype: 'PHYS'" calcext:value-type="string">
            <text:p>, damagetype: 'PHYS'</text:p>
          </table:table-cell>
          <table:table-cell table:formula="of:=IF([.I22]&lt;&gt;&quot;&quot;;CONCATENATE(&quot;, range: &quot;;[.I22];&quot;&quot;);&quot;&quot;)" office:value-type="string" office:string-value=", range: 5" calcext:value-type="string">
            <text:p>, range: 5</text:p>
          </table:table-cell>
          <table:table-cell table:formula="of:=IF([.J22]&lt;&gt;&quot;&quot;;CONCATENATE(&quot;, params: &quot;;[.J22];&quot;&quot;);&quot;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formula="of:=COM.MICROSOFT.CONCAT([.L22:.P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H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G23]&lt;&gt;&quot;&quot;;CONCATENATE(&quot;, damagetype: '&quot;;[.G23];&quot;'&quot;);&quot;&quot;)" office:value-type="string" office:string-value=", damagetype: 'PHYS'" calcext:value-type="string">
            <text:p>, damagetype: 'PHYS'</text:p>
          </table:table-cell>
          <table:table-cell table:formula="of:=IF([.I23]&lt;&gt;&quot;&quot;;CONCATENATE(&quot;, range: &quot;;[.I23];&quot;&quot;);&quot;&quot;)" office:value-type="string" office:string-value=", range: 3" calcext:value-type="string">
            <text:p>, range: 3</text:p>
          </table:table-cell>
          <table:table-cell table:formula="of:=IF([.J23]&lt;&gt;&quot;&quot;;CONCATENATE(&quot;, params: &quot;;[.J23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23:.P23])" office:value-type="string" office:string-value="EGG_BOMB: {name: 'Egg Bomb', type: Types.NORMAL, power: 100, accuracy: 75, effect: Effects.DAMAGE, pp: 10, damagetype: 'PHYS', range: 3}," calcext:value-type="string">
            <text:p>EGG_BOMB: {name: 'Egg Bomb', type: Types.NORMAL, power: 100, accuracy: 75, effect: Effects.DAMAGE, pp: 10, damagetype: 'PHYS', range: 3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H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G24]&lt;&gt;&quot;&quot;;CONCATENATE(&quot;, damagetype: '&quot;;[.G24];&quot;'&quot;);&quot;&quot;)" office:value-type="string" office:string-value=", damagetype: 'PHYS'" calcext:value-type="string">
            <text:p>, damagetype: 'PHYS'</text:p>
          </table:table-cell>
          <table:table-cell table:formula="of:=IF([.I24]&lt;&gt;&quot;&quot;;CONCATENATE(&quot;, range: &quot;;[.I24];&quot;&quot;);&quot;&quot;)">
            <text:p/>
          </table:table-cell>
          <table:table-cell table:formula="of:=IF([.J24]&lt;&gt;&quot;&quot;;CONCATENATE(&quot;, params: &quot;;[.J24];&quot;&quot;);&quot;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formula="of:=COM.MICROSOFT.CONCAT([.L24:.P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H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G25]&lt;&gt;&quot;&quot;;CONCATENATE(&quot;, damagetype: '&quot;;[.G25];&quot;'&quot;);&quot;&quot;)" office:value-type="string" office:string-value=", damagetype: 'PHYS'" calcext:value-type="string">
            <text:p>, damagetype: 'PHYS'</text:p>
          </table:table-cell>
          <table:table-cell table:formula="of:=IF([.I25]&lt;&gt;&quot;&quot;;CONCATENATE(&quot;, range: &quot;;[.I25];&quot;&quot;);&quot;&quot;)">
            <text:p/>
          </table:table-cell>
          <table:table-cell table:formula="of:=IF([.J25]&lt;&gt;&quot;&quot;;CONCATENATE(&quot;, params: &quot;;[.J25];&quot;&quot;);&quot;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25:.P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H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G26]&lt;&gt;&quot;&quot;;CONCATENATE(&quot;, damagetype: '&quot;;[.G26];&quot;'&quot;);&quot;&quot;)" office:value-type="string" office:string-value=", damagetype: 'PHYS'" calcext:value-type="string">
            <text:p>, damagetype: 'PHYS'</text:p>
          </table:table-cell>
          <table:table-cell table:formula="of:=IF([.I26]&lt;&gt;&quot;&quot;;CONCATENATE(&quot;, range: &quot;;[.I26];&quot;&quot;);&quot;&quot;)">
            <text:p/>
          </table:table-cell>
          <table:table-cell table:formula="of:=IF([.J26]&lt;&gt;&quot;&quot;;CONCATENATE(&quot;, params: &quot;;[.J26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6:.P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H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G27]&lt;&gt;&quot;&quot;;CONCATENATE(&quot;, damagetype: '&quot;;[.G27];&quot;'&quot;);&quot;&quot;)" office:value-type="string" office:string-value=", damagetype: 'PHYS'" calcext:value-type="string">
            <text:p>, damagetype: 'PHYS'</text:p>
          </table:table-cell>
          <table:table-cell table:formula="of:=IF([.I27]&lt;&gt;&quot;&quot;;CONCATENATE(&quot;, range: &quot;;[.I27];&quot;&quot;);&quot;&quot;)">
            <text:p/>
          </table:table-cell>
          <table:table-cell table:formula="of:=IF([.J27]&lt;&gt;&quot;&quot;;CONCATENATE(&quot;, params: &quot;;[.J27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7:.P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H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G28]&lt;&gt;&quot;&quot;;CONCATENATE(&quot;, damagetype: '&quot;;[.G28];&quot;'&quot;);&quot;&quot;)" office:value-type="string" office:string-value=", damagetype: 'PHYS'" calcext:value-type="string">
            <text:p>, damagetype: 'PHYS'</text:p>
          </table:table-cell>
          <table:table-cell table:formula="of:=IF([.I28]&lt;&gt;&quot;&quot;;CONCATENATE(&quot;, range: &quot;;[.I28];&quot;&quot;);&quot;&quot;)">
            <text:p/>
          </table:table-cell>
          <table:table-cell table:formula="of:=IF([.J28]&lt;&gt;&quot;&quot;;CONCATENATE(&quot;, params: &quot;;[.J28];&quot;&quot;);&quot;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28:.P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H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G29]&lt;&gt;&quot;&quot;;CONCATENATE(&quot;, damagetype: '&quot;;[.G29];&quot;'&quot;);&quot;&quot;)" office:value-type="string" office:string-value=", damagetype: 'PHYS'" calcext:value-type="string">
            <text:p>, damagetype: 'PHYS'</text:p>
          </table:table-cell>
          <table:table-cell table:formula="of:=IF([.I29]&lt;&gt;&quot;&quot;;CONCATENATE(&quot;, range: &quot;;[.I29];&quot;&quot;);&quot;&quot;)" office:value-type="string" office:string-value=", range: 2" calcext:value-type="string">
            <text:p>, range: 2</text:p>
          </table:table-cell>
          <table:table-cell table:formula="of:=IF([.J29]&lt;&gt;&quot;&quot;;CONCATENATE(&quot;, params: &quot;;[.J29];&quot;&quot;);&quot;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29:.P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H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G30]&lt;&gt;&quot;&quot;;CONCATENATE(&quot;, damagetype: '&quot;;[.G30];&quot;'&quot;);&quot;&quot;)" office:value-type="string" office:string-value=", damagetype: 'PHYS'" calcext:value-type="string">
            <text:p>, damagetype: 'PHYS'</text:p>
          </table:table-cell>
          <table:table-cell table:formula="of:=IF([.I30]&lt;&gt;&quot;&quot;;CONCATENATE(&quot;, range: &quot;;[.I30];&quot;&quot;);&quot;&quot;)">
            <text:p/>
          </table:table-cell>
          <table:table-cell table:formula="of:=IF([.J30]&lt;&gt;&quot;&quot;;CONCATENATE(&quot;, params: &quot;;[.J30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30:.P30])" office:value-type="string" office:string-value="HORN_ATTACK: {name: 'Horn Attack', type: Types.NORMAL, power: 65, accuracy: 100, effect: Effects.DAMAGE, pp: 25, damagetype: 'PHYS'}," calcext:value-type="string">
            <text:p>HORN_ATTACK: {name: 'Horn Attack', type: Types.NORMAL, power: 65, accuracy: 100, effect: Effects.DAMAGE, pp: 25, damagetype: 'PHYS'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H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G31]&lt;&gt;&quot;&quot;;CONCATENATE(&quot;, damagetype: '&quot;;[.G31];&quot;'&quot;);&quot;&quot;)" office:value-type="string" office:string-value=", damagetype: 'PHYS'" calcext:value-type="string">
            <text:p>, damagetype: 'PHYS'</text:p>
          </table:table-cell>
          <table:table-cell table:formula="of:=IF([.I31]&lt;&gt;&quot;&quot;;CONCATENATE(&quot;, range: &quot;;[.I31];&quot;&quot;);&quot;&quot;)">
            <text:p/>
          </table:table-cell>
          <table:table-cell table:formula="of:=IF([.J31]&lt;&gt;&quot;&quot;;CONCATENATE(&quot;, params: &quot;;[.J31];&quot;&quot;);&quot;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31:.P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H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G32]&lt;&gt;&quot;&quot;;CONCATENATE(&quot;, damagetype: '&quot;;[.G32];&quot;'&quot;);&quot;&quot;)" office:value-type="string" office:string-value=", damagetype: 'PHYS'" calcext:value-type="string">
            <text:p>, damagetype: 'PHYS'</text:p>
          </table:table-cell>
          <table:table-cell table:formula="of:=IF([.I32]&lt;&gt;&quot;&quot;;CONCATENATE(&quot;, range: &quot;;[.I32];&quot;&quot;);&quot;&quot;)">
            <text:p/>
          </table:table-cell>
          <table:table-cell table:formula="of:=IF([.J32]&lt;&gt;&quot;&quot;;CONCATENATE(&quot;, params: &quot;;[.J32];&quot;&quot;);&quot;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32:.P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H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G33]&lt;&gt;&quot;&quot;;CONCATENATE(&quot;, damagetype: '&quot;;[.G33];&quot;'&quot;);&quot;&quot;)" office:value-type="string" office:string-value=", damagetype: 'PHYS'" calcext:value-type="string">
            <text:p>, damagetype: 'PHYS'</text:p>
          </table:table-cell>
          <table:table-cell table:formula="of:=IF([.I33]&lt;&gt;&quot;&quot;;CONCATENATE(&quot;, range: &quot;;[.I33];&quot;&quot;);&quot;&quot;)" office:value-type="string" office:string-value=", range: 2" calcext:value-type="string">
            <text:p>, range: 2</text:p>
          </table:table-cell>
          <table:table-cell table:formula="of:=IF([.J33]&lt;&gt;&quot;&quot;;CONCATENATE(&quot;, params: &quot;;[.J33];&quot;&quot;);&quot;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33:.P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H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G34]&lt;&gt;&quot;&quot;;CONCATENATE(&quot;, damagetype: '&quot;;[.G34];&quot;'&quot;);&quot;&quot;)" office:value-type="string" office:string-value=", damagetype: 'PHYS'" calcext:value-type="string">
            <text:p>, damagetype: 'PHYS'</text:p>
          </table:table-cell>
          <table:table-cell table:formula="of:=IF([.I34]&lt;&gt;&quot;&quot;;CONCATENATE(&quot;, range: &quot;;[.I34];&quot;&quot;);&quot;&quot;)">
            <text:p/>
          </table:table-cell>
          <table:table-cell table:formula="of:=IF([.J34]&lt;&gt;&quot;&quot;;CONCATENATE(&quot;, params: &quot;;[.J34];&quot;&quot;);&quot;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34:.P34])" office:value-type="string" office:string-value="KARATE_CHOP: {name: 'Karate Chop', type: Types.FIGHTING, power: 50, accuracy: 100, effect: Effects.DAMAGE, pp: 25, damagetype: 'PHYS', params: {critBoost: 20}}," calcext:value-type="string">
            <text:p>KARATE_CHOP: {name: 'Karate Chop', type: Types.FIGHTING, power: 50, accuracy: 100, effect: Effects.DAMAGE, pp: 25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H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G35]&lt;&gt;&quot;&quot;;CONCATENATE(&quot;, damagetype: '&quot;;[.G35];&quot;'&quot;);&quot;&quot;)" office:value-type="string" office:string-value=", damagetype: 'PHYS'" calcext:value-type="string">
            <text:p>, damagetype: 'PHYS'</text:p>
          </table:table-cell>
          <table:table-cell table:formula="of:=IF([.I35]&lt;&gt;&quot;&quot;;CONCATENATE(&quot;, range: &quot;;[.I35];&quot;&quot;);&quot;&quot;)">
            <text:p/>
          </table:table-cell>
          <table:table-cell table:formula="of:=IF([.J35]&lt;&gt;&quot;&quot;;CONCATENATE(&quot;, params: &quot;;[.J35];&quot;&quot;);&quot;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35:.P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H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G36]&lt;&gt;&quot;&quot;;CONCATENATE(&quot;, damagetype: '&quot;;[.G36];&quot;'&quot;);&quot;&quot;)" office:value-type="string" office:string-value=", damagetype: 'PHYS'" calcext:value-type="string">
            <text:p>, damagetype: 'PHYS'</text:p>
          </table:table-cell>
          <table:table-cell table:formula="of:=IF([.I36]&lt;&gt;&quot;&quot;;CONCATENATE(&quot;, range: &quot;;[.I36];&quot;&quot;);&quot;&quot;)">
            <text:p/>
          </table:table-cell>
          <table:table-cell table:formula="of:=IF([.J36]&lt;&gt;&quot;&quot;;CONCATENATE(&quot;, params: &quot;;[.J36];&quot;&quot;);&quot;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formula="of:=COM.MICROSOFT.CONCAT([.L36:.P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H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G37]&lt;&gt;&quot;&quot;;CONCATENATE(&quot;, damagetype: '&quot;;[.G37];&quot;'&quot;);&quot;&quot;)" office:value-type="string" office:string-value=", damagetype: 'PHYS'" calcext:value-type="string">
            <text:p>, damagetype: 'PHYS'</text:p>
          </table:table-cell>
          <table:table-cell table:formula="of:=IF([.I37]&lt;&gt;&quot;&quot;;CONCATENATE(&quot;, range: &quot;;[.I37];&quot;&quot;);&quot;&quot;)">
            <text:p/>
          </table:table-cell>
          <table:table-cell table:formula="of:=IF([.J37]&lt;&gt;&quot;&quot;;CONCATENATE(&quot;, params: &quot;;[.J37];&quot;&quot;);&quot;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37:.P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H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G38]&lt;&gt;&quot;&quot;;CONCATENATE(&quot;, damagetype: '&quot;;[.G38];&quot;'&quot;);&quot;&quot;)" office:value-type="string" office:string-value=", damagetype: 'PHYS'" calcext:value-type="string">
            <text:p>, damagetype: 'PHYS'</text:p>
          </table:table-cell>
          <table:table-cell table:formula="of:=IF([.I38]&lt;&gt;&quot;&quot;;CONCATENATE(&quot;, range: &quot;;[.I38];&quot;&quot;);&quot;&quot;)">
            <text:p/>
          </table:table-cell>
          <table:table-cell table:formula="of:=IF([.J38]&lt;&gt;&quot;&quot;;CONCATENATE(&quot;, params: &quot;;[.J3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38:.P38])" office:value-type="string" office:string-value="MEGA_KICK: {name: 'Mega Kick', type: Types.NORMAL, power: 120, accuracy: 75, effect: Effects.DAMAGE, pp: 5, damagetype: 'PHYS'}," calcext:value-type="string">
            <text:p>MEGA_KICK: {name: 'Mega Kick', type: Types.NORMAL, power: 120, accuracy: 75, effect: Effects.DAMAGE, pp: 5, damagetype: 'PHYS'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H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G39]&lt;&gt;&quot;&quot;;CONCATENATE(&quot;, damagetype: '&quot;;[.G39];&quot;'&quot;);&quot;&quot;)" office:value-type="string" office:string-value=", damagetype: 'PHYS'" calcext:value-type="string">
            <text:p>, damagetype: 'PHYS'</text:p>
          </table:table-cell>
          <table:table-cell table:formula="of:=IF([.I39]&lt;&gt;&quot;&quot;;CONCATENATE(&quot;, range: &quot;;[.I39];&quot;&quot;);&quot;&quot;)">
            <text:p/>
          </table:table-cell>
          <table:table-cell table:formula="of:=IF([.J39]&lt;&gt;&quot;&quot;;CONCATENATE(&quot;, params: &quot;;[.J39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39:.P39])" office:value-type="string" office:string-value="MEGA_PUNCH: {name: 'Mega Punch', type: Types.NORMAL, power: 80, accuracy: 85, effect: Effects.DAMAGE, pp: 20, damagetype: 'PHYS'}," calcext:value-type="string">
            <text:p>MEGA_PUNCH: {name: 'Mega Punch', type: Types.NORMAL, power: 80, accuracy: 85, effect: Effects.DAMAGE, pp: 20, damagetype: 'PHYS'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H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G40]&lt;&gt;&quot;&quot;;CONCATENATE(&quot;, damagetype: '&quot;;[.G40];&quot;'&quot;);&quot;&quot;)" office:value-type="string" office:string-value=", damagetype: 'PHYS'" calcext:value-type="string">
            <text:p>, damagetype: 'PHYS'</text:p>
          </table:table-cell>
          <table:table-cell table:formula="of:=IF([.I40]&lt;&gt;&quot;&quot;;CONCATENATE(&quot;, range: &quot;;[.I40];&quot;&quot;);&quot;&quot;)">
            <text:p/>
          </table:table-cell>
          <table:table-cell table:formula="of:=IF([.J40]&lt;&gt;&quot;&quot;;CONCATENATE(&quot;, params: &quot;;[.J40];&quot;&quot;);&quot;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formula="of:=COM.MICROSOFT.CONCAT([.L40:.P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H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G41]&lt;&gt;&quot;&quot;;CONCATENATE(&quot;, damagetype: '&quot;;[.G41];&quot;'&quot;);&quot;&quot;)" office:value-type="string" office:string-value=", damagetype: 'PHYS'" calcext:value-type="string">
            <text:p>, damagetype: 'PHYS'</text:p>
          </table:table-cell>
          <table:table-cell table:formula="of:=IF([.I41]&lt;&gt;&quot;&quot;;CONCATENATE(&quot;, range: &quot;;[.I41];&quot;&quot;);&quot;&quot;)">
            <text:p/>
          </table:table-cell>
          <table:table-cell table:formula="of:=IF([.J41]&lt;&gt;&quot;&quot;;CONCATENATE(&quot;, params: &quot;;[.J41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41:.P41])" office:value-type="string" office:string-value="PECK: {name: 'Peck', type: Types.FLYING, power: 35, accuracy: 100, effect: Effects.DAMAGE, pp: 35, damagetype: 'PHYS'}," calcext:value-type="string">
            <text:p>PECK: {name: 'Peck', type: Types.FLYING, power: 35, accuracy: 100, effect: Effects.DAMAGE, pp: 35, damagetype: 'PHYS'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H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G42]&lt;&gt;&quot;&quot;;CONCATENATE(&quot;, damagetype: '&quot;;[.G42];&quot;'&quot;);&quot;&quot;)" office:value-type="string" office:string-value=", damagetype: 'PHYS'" calcext:value-type="string">
            <text:p>, damagetype: 'PHYS'</text:p>
          </table:table-cell>
          <table:table-cell table:formula="of:=IF([.I42]&lt;&gt;&quot;&quot;;CONCATENATE(&quot;, range: &quot;;[.I42];&quot;&quot;);&quot;&quot;)" office:value-type="string" office:string-value=", range: 3" calcext:value-type="string">
            <text:p>, range: 3</text:p>
          </table:table-cell>
          <table:table-cell table:formula="of:=IF([.J42]&lt;&gt;&quot;&quot;;CONCATENATE(&quot;, params: &quot;;[.J42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42:.P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H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G43]&lt;&gt;&quot;&quot;;CONCATENATE(&quot;, damagetype: '&quot;;[.G43];&quot;'&quot;);&quot;&quot;)" office:value-type="string" office:string-value=", damagetype: 'PHYS'" calcext:value-type="string">
            <text:p>, damagetype: 'PHYS'</text:p>
          </table:table-cell>
          <table:table-cell table:formula="of:=IF([.I43]&lt;&gt;&quot;&quot;;CONCATENATE(&quot;, range: &quot;;[.I43];&quot;&quot;);&quot;&quot;)" office:value-type="string" office:string-value=", range: 2" calcext:value-type="string">
            <text:p>, range: 2</text:p>
          </table:table-cell>
          <table:table-cell table:formula="of:=IF([.J43]&lt;&gt;&quot;&quot;;CONCATENATE(&quot;, params: &quot;;[.J43];&quot;&quot;);&quot;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43:.P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H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G44]&lt;&gt;&quot;&quot;;CONCATENATE(&quot;, damagetype: '&quot;;[.G44];&quot;'&quot;);&quot;&quot;)" office:value-type="string" office:string-value=", damagetype: 'PHYS'" calcext:value-type="string">
            <text:p>, damagetype: 'PHYS'</text:p>
          </table:table-cell>
          <table:table-cell table:formula="of:=IF([.I44]&lt;&gt;&quot;&quot;;CONCATENATE(&quot;, range: &quot;;[.I44];&quot;&quot;);&quot;&quot;)">
            <text:p/>
          </table:table-cell>
          <table:table-cell table:formula="of:=IF([.J44]&lt;&gt;&quot;&quot;;CONCATENATE(&quot;, params: &quot;;[.J44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44:.P44])" office:value-type="string" office:string-value="POUND: {name: 'Pound', type: Types.NORMAL, power: 40, accuracy: 100, effect: Effects.DAMAGE, pp: 35, damagetype: 'PHYS'}," calcext:value-type="string">
            <text:p>POUND: {name: 'Pound', type: Types.NORMAL, power: 40, accuracy: 100, effect: Effects.DAMAGE, pp: 35, damagetype: 'PHYS'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H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G45]&lt;&gt;&quot;&quot;;CONCATENATE(&quot;, damagetype: '&quot;;[.G45];&quot;'&quot;);&quot;&quot;)" office:value-type="string" office:string-value=", damagetype: 'PHYS'" calcext:value-type="string">
            <text:p>, damagetype: 'PHYS'</text:p>
          </table:table-cell>
          <table:table-cell table:formula="of:=IF([.I45]&lt;&gt;&quot;&quot;;CONCATENATE(&quot;, range: &quot;;[.I45];&quot;&quot;);&quot;&quot;)" office:value-type="string" office:string-value=", range: 2" calcext:value-type="string">
            <text:p>, range: 2</text:p>
          </table:table-cell>
          <table:table-cell table:formula="of:=IF([.J45]&lt;&gt;&quot;&quot;;CONCATENATE(&quot;, params: &quot;;[.J45];&quot;&quot;);&quot;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formula="of:=COM.MICROSOFT.CONCAT([.L45:.P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etFlag: "BERSERK", onHit: "raiseAttack"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H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G46]&lt;&gt;&quot;&quot;;CONCATENATE(&quot;, damagetype: '&quot;;[.G46];&quot;'&quot;);&quot;&quot;)" office:value-type="string" office:string-value=", damagetype: 'PHYS'" calcext:value-type="string">
            <text:p>, damagetype: 'PHYS'</text:p>
          </table:table-cell>
          <table:table-cell table:formula="of:=IF([.I46]&lt;&gt;&quot;&quot;;CONCATENATE(&quot;, range: &quot;;[.I46];&quot;&quot;);&quot;&quot;)">
            <text:p/>
          </table:table-cell>
          <table:table-cell table:formula="of:=IF([.J46]&lt;&gt;&quot;&quot;;CONCATENATE(&quot;, params: &quot;;[.J46];&quot;&quot;);&quot;&quot;)" office:value-type="string" office:string-value=", params: {setFlag: &quot;BERSERK&quot;, onHit: &quot;raiseAttack&quot;}" calcext:value-type="string">
            <text:p>, params: {setFlag: "BERSERK", onHit: "raiseAttack"}</text:p>
          </table:table-cell>
          <table:table-cell office:value-type="string" calcext:value-type="string">
            <text:p>},</text:p>
          </table:table-cell>
          <table:table-cell table:formula="of:=COM.MICROSOFT.CONCAT([.L46:.P46])" office:value-type="string" office:string-value="RAGE: {name: 'Rage', type: Types.NORMAL, power: 20, accuracy: 100, effect: Effects.DAMAGE, pp: 20, damagetype: 'PHYS', params: {setFlag: &quot;BERSERK&quot;, onHit: &quot;raiseAttack&quot;}}," calcext:value-type="string">
            <text:p>RAGE: {name: 'Rage', type: Types.NORMAL, power: 20, accuracy: 100, effect: Effects.DAMAGE, pp: 20, damagetype: 'PHYS', params: {setFlag: "BERSERK", onHit: "raiseAttack"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20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H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G47]&lt;&gt;&quot;&quot;;CONCATENATE(&quot;, damagetype: '&quot;;[.G47];&quot;'&quot;);&quot;&quot;)" office:value-type="string" office:string-value=", damagetype: 'PHYS'" calcext:value-type="string">
            <text:p>, damagetype: 'PHYS'</text:p>
          </table:table-cell>
          <table:table-cell table:formula="of:=IF([.I47]&lt;&gt;&quot;&quot;;CONCATENATE(&quot;, range: &quot;;[.I47];&quot;&quot;);&quot;&quot;)" office:value-type="string" office:string-value=", range: 3" calcext:value-type="string">
            <text:p>, range: 3</text:p>
          </table:table-cell>
          <table:table-cell table:formula="of:=IF([.J47]&lt;&gt;&quot;&quot;;CONCATENATE(&quot;, params: &quot;;[.J47];&quot;&quot;);&quot;&quot;)" office:value-type="string" office:string-value=", params: {critBoost: 20, splashRange: 2}" calcext:value-type="string">
            <text:p>, params: {critBoost: 20, splashRange: 2}</text:p>
          </table:table-cell>
          <table:table-cell office:value-type="string" calcext:value-type="string">
            <text:p>},</text:p>
          </table:table-cell>
          <table:table-cell table:formula="of:=COM.MICROSOFT.CONCAT([.L47:.P47])" office:value-type="string" office:string-value="RAZOR_LEAF: {name: 'Razor Leaf', type: Types.GRASS, power: 55, accuracy: 95, effect: Effects.DAMAGE, pp: 25, damagetype: 'PHYS', range: 3, params: {critBoost: 20, splashRange: 2}}," calcext:value-type="string">
            <text:p>RAZOR_LEAF: {name: 'Razor Leaf', type: Types.GRASS, power: 55, accuracy: 95, effect: Effects.DAMAGE, pp: 25, damagetype: 'PHYS', range: 3, params: {critBoost: 20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H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G48]&lt;&gt;&quot;&quot;;CONCATENATE(&quot;, damagetype: '&quot;;[.G48];&quot;'&quot;);&quot;&quot;)" office:value-type="string" office:string-value=", damagetype: 'PHYS'" calcext:value-type="string">
            <text:p>, damagetype: 'PHYS'</text:p>
          </table:table-cell>
          <table:table-cell table:formula="of:=IF([.I48]&lt;&gt;&quot;&quot;;CONCATENATE(&quot;, range: &quot;;[.I48];&quot;&quot;);&quot;&quot;)" office:value-type="string" office:string-value=", range: 2" calcext:value-type="string">
            <text:p>, range: 2</text:p>
          </table:table-cell>
          <table:table-cell table:formula="of:=IF([.J48]&lt;&gt;&quot;&quot;;CONCATENATE(&quot;, params: &quot;;[.J4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48:.P48])" office:value-type="string" office:string-value="ROCK_SLIDE: {name: 'Rock Slide', type: Types.ROCK, power: 75, accuracy: 90, effect: Effects.DAMAGE, pp: 10, damagetype: 'PHYS', range: 2}," calcext:value-type="string">
            <text:p>ROCK_SLIDE: {name: 'Rock Slide', type: Types.ROCK, power: 75, accuracy: 90, effect: Effects.DAMAGE, pp: 10, damagetype: 'PHYS', range: 2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H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G49]&lt;&gt;&quot;&quot;;CONCATENATE(&quot;, damagetype: '&quot;;[.G49];&quot;'&quot;);&quot;&quot;)" office:value-type="string" office:string-value=", damagetype: 'PHYS'" calcext:value-type="string">
            <text:p>, damagetype: 'PHYS'</text:p>
          </table:table-cell>
          <table:table-cell table:formula="of:=IF([.I49]&lt;&gt;&quot;&quot;;CONCATENATE(&quot;, range: &quot;;[.I49];&quot;&quot;);&quot;&quot;)" office:value-type="string" office:string-value=", range: 3" calcext:value-type="string">
            <text:p>, range: 3</text:p>
          </table:table-cell>
          <table:table-cell table:formula="of:=IF([.J49]&lt;&gt;&quot;&quot;;CONCATENATE(&quot;, params: &quot;;[.J49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49:.P49])" office:value-type="string" office:string-value="ROCK_THROW: {name: 'Rock Throw', type: Types.ROCK, power: 50, accuracy: 90, effect: Effects.DAMAGE, pp: 15, damagetype: 'PHYS', range: 3}," calcext:value-type="string">
            <text:p>ROCK_THROW: {name: 'Rock Throw', type: Types.ROCK, power: 50, accuracy: 90, effect: Effects.DAMAGE, pp: 15, damagetype: 'PHYS', range: 3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H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G50]&lt;&gt;&quot;&quot;;CONCATENATE(&quot;, damagetype: '&quot;;[.G50];&quot;'&quot;);&quot;&quot;)" office:value-type="string" office:string-value=", damagetype: 'PHYS'" calcext:value-type="string">
            <text:p>, damagetype: 'PHYS'</text:p>
          </table:table-cell>
          <table:table-cell table:formula="of:=IF([.I50]&lt;&gt;&quot;&quot;;CONCATENATE(&quot;, range: &quot;;[.I50];&quot;&quot;);&quot;&quot;)" office:value-type="string" office:string-value=", range: 2" calcext:value-type="string">
            <text:p>, range: 2</text:p>
          </table:table-cell>
          <table:table-cell table:formula="of:=IF([.J50]&lt;&gt;&quot;&quot;;CONCATENATE(&quot;, params: &quot;;[.J50];&quot;&quot;);&quot;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0:.P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H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G51]&lt;&gt;&quot;&quot;;CONCATENATE(&quot;, damagetype: '&quot;;[.G51];&quot;'&quot;);&quot;&quot;)" office:value-type="string" office:string-value=", damagetype: 'PHYS'" calcext:value-type="string">
            <text:p>, damagetype: 'PHYS'</text:p>
          </table:table-cell>
          <table:table-cell table:formula="of:=IF([.I51]&lt;&gt;&quot;&quot;;CONCATENATE(&quot;, range: &quot;;[.I51];&quot;&quot;);&quot;&quot;)">
            <text:p/>
          </table:table-cell>
          <table:table-cell table:formula="of:=IF([.J51]&lt;&gt;&quot;&quot;;CONCATENATE(&quot;, params: &quot;;[.J51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51:.P51])" office:value-type="string" office:string-value="SCRATCH: {name: 'Scratch', type: Types.NORMAL, power: 40, accuracy: 100, effect: Effects.DAMAGE, pp: 35, damagetype: 'PHYS'}," calcext:value-type="string">
            <text:p>SCRATCH: {name: 'Scratch', type: Types.NORMAL, power: 40, accuracy: 100, effect: Effects.DAMAGE, pp: 35, damagetype: 'PHYS'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H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G52]&lt;&gt;&quot;&quot;;CONCATENATE(&quot;, damagetype: '&quot;;[.G52];&quot;'&quot;);&quot;&quot;)" office:value-type="string" office:string-value=", damagetype: 'PHYS'" calcext:value-type="string">
            <text:p>, damagetype: 'PHYS'</text:p>
          </table:table-cell>
          <table:table-cell table:formula="of:=IF([.I52]&lt;&gt;&quot;&quot;;CONCATENATE(&quot;, range: &quot;;[.I52];&quot;&quot;);&quot;&quot;)">
            <text:p/>
          </table:table-cell>
          <table:table-cell table:formula="of:=IF([.J52]&lt;&gt;&quot;&quot;;CONCATENATE(&quot;, params: &quot;;[.J52];&quot;&quot;);&quot;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formula="of:=COM.MICROSOFT.CONCAT([.L52:.P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H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G53]&lt;&gt;&quot;&quot;;CONCATENATE(&quot;, damagetype: '&quot;;[.G53];&quot;'&quot;);&quot;&quot;)" office:value-type="string" office:string-value=", damagetype: 'PHYS'" calcext:value-type="string">
            <text:p>, damagetype: 'PHYS'</text:p>
          </table:table-cell>
          <table:table-cell table:formula="of:=IF([.I53]&lt;&gt;&quot;&quot;;CONCATENATE(&quot;, range: &quot;;[.I53];&quot;&quot;);&quot;&quot;)">
            <text:p/>
          </table:table-cell>
          <table:table-cell table:formula="of:=IF([.J53]&lt;&gt;&quot;&quot;;CONCATENATE(&quot;, params: &quot;;[.J53];&quot;&quot;);&quot;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formula="of:=COM.MICROSOFT.CONCAT([.L53:.P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H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G54]&lt;&gt;&quot;&quot;;CONCATENATE(&quot;, damagetype: '&quot;;[.G54];&quot;'&quot;);&quot;&quot;)" office:value-type="string" office:string-value=", damagetype: 'PHYS'" calcext:value-type="string">
            <text:p>, damagetype: 'PHYS'</text:p>
          </table:table-cell>
          <table:table-cell table:formula="of:=IF([.I54]&lt;&gt;&quot;&quot;;CONCATENATE(&quot;, range: &quot;;[.I54];&quot;&quot;);&quot;&quot;)">
            <text:p/>
          </table:table-cell>
          <table:table-cell table:formula="of:=IF([.J54]&lt;&gt;&quot;&quot;;CONCATENATE(&quot;, params: &quot;;[.J54];&quot;&quot;);&quot;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4:.P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H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G55]&lt;&gt;&quot;&quot;;CONCATENATE(&quot;, damagetype: '&quot;;[.G55];&quot;'&quot;);&quot;&quot;)" office:value-type="string" office:string-value=", damagetype: 'PHYS'" calcext:value-type="string">
            <text:p>, damagetype: 'PHYS'</text:p>
          </table:table-cell>
          <table:table-cell table:formula="of:=IF([.I55]&lt;&gt;&quot;&quot;;CONCATENATE(&quot;, range: &quot;;[.I55];&quot;&quot;);&quot;&quot;)" office:value-type="string" office:string-value=", range: 3" calcext:value-type="string">
            <text:p>, range: 3</text:p>
          </table:table-cell>
          <table:table-cell table:formula="of:=IF([.J55]&lt;&gt;&quot;&quot;;CONCATENATE(&quot;, params: &quot;;[.J55];&quot;&quot;);&quot;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5:.P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H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G56]&lt;&gt;&quot;&quot;;CONCATENATE(&quot;, damagetype: '&quot;;[.G56];&quot;'&quot;);&quot;&quot;)" office:value-type="string" office:string-value=", damagetype: 'PHYS'" calcext:value-type="string">
            <text:p>, damagetype: 'PHYS'</text:p>
          </table:table-cell>
          <table:table-cell table:formula="of:=IF([.I56]&lt;&gt;&quot;&quot;;CONCATENATE(&quot;, range: &quot;;[.I56];&quot;&quot;);&quot;&quot;)">
            <text:p/>
          </table:table-cell>
          <table:table-cell table:formula="of:=IF([.J56]&lt;&gt;&quot;&quot;;CONCATENATE(&quot;, params: &quot;;[.J5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56:.P56])" office:value-type="string" office:string-value="SLAM: {name: 'Slam', type: Types.NORMAL, power: 80, accuracy: 75, effect: Effects.DAMAGE, pp: 20, damagetype: 'PHYS'}," calcext:value-type="string">
            <text:p>SLAM: {name: 'Slam', type: Types.NORMAL, power: 80, accuracy: 75, effect: Effects.DAMAGE, pp: 20, damagetype: 'PHYS'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H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G57]&lt;&gt;&quot;&quot;;CONCATENATE(&quot;, damagetype: '&quot;;[.G57];&quot;'&quot;);&quot;&quot;)" office:value-type="string" office:string-value=", damagetype: 'PHYS'" calcext:value-type="string">
            <text:p>, damagetype: 'PHYS'</text:p>
          </table:table-cell>
          <table:table-cell table:formula="of:=IF([.I57]&lt;&gt;&quot;&quot;;CONCATENATE(&quot;, range: &quot;;[.I57];&quot;&quot;);&quot;&quot;)">
            <text:p/>
          </table:table-cell>
          <table:table-cell table:formula="of:=IF([.J57]&lt;&gt;&quot;&quot;;CONCATENATE(&quot;, params: &quot;;[.J57];&quot;&quot;);&quot;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57:.P57])" office:value-type="string" office:string-value="SLASH: {name: 'Slash', type: Types.NORMAL, power: 70, accuracy: 100, effect: Effects.DAMAGE, pp: 20, damagetype: 'PHYS', params: {critBoost: 20}}," calcext:value-type="string">
            <text:p>SLASH: {name: 'Slash', type: Types.NORMAL, power: 70, accuracy: 100, effect: Effects.DAMAGE, pp: 2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H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G58]&lt;&gt;&quot;&quot;;CONCATENATE(&quot;, damagetype: '&quot;;[.G58];&quot;'&quot;);&quot;&quot;)" office:value-type="string" office:string-value=", damagetype: 'PHYS'" calcext:value-type="string">
            <text:p>, damagetype: 'PHYS'</text:p>
          </table:table-cell>
          <table:table-cell table:formula="of:=IF([.I58]&lt;&gt;&quot;&quot;;CONCATENATE(&quot;, range: &quot;;[.I58];&quot;&quot;);&quot;&quot;)" office:value-type="string" office:string-value=", range: 3" calcext:value-type="string">
            <text:p>, range: 3</text:p>
          </table:table-cell>
          <table:table-cell table:formula="of:=IF([.J58]&lt;&gt;&quot;&quot;;CONCATENATE(&quot;, params: &quot;;[.J58];&quot;&quot;);&quot;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58:.P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H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G59]&lt;&gt;&quot;&quot;;CONCATENATE(&quot;, damagetype: '&quot;;[.G59];&quot;'&quot;);&quot;&quot;)" office:value-type="string" office:string-value=", damagetype: 'PHYS'" calcext:value-type="string">
            <text:p>, damagetype: 'PHYS'</text:p>
          </table:table-cell>
          <table:table-cell table:formula="of:=IF([.I59]&lt;&gt;&quot;&quot;;CONCATENATE(&quot;, range: &quot;;[.I59];&quot;&quot;);&quot;&quot;)">
            <text:p/>
          </table:table-cell>
          <table:table-cell table:formula="of:=IF([.J59]&lt;&gt;&quot;&quot;;CONCATENATE(&quot;, params: &quot;;[.J59];&quot;&quot;);&quot;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9:.P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H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G60]&lt;&gt;&quot;&quot;;CONCATENATE(&quot;, damagetype: '&quot;;[.G60];&quot;'&quot;);&quot;&quot;)" office:value-type="string" office:string-value=", damagetype: 'PHYS'" calcext:value-type="string">
            <text:p>, damagetype: 'PHYS'</text:p>
          </table:table-cell>
          <table:table-cell table:formula="of:=IF([.I60]&lt;&gt;&quot;&quot;;CONCATENATE(&quot;, range: &quot;;[.I60];&quot;&quot;);&quot;&quot;)">
            <text:p/>
          </table:table-cell>
          <table:table-cell table:formula="of:=IF([.J60]&lt;&gt;&quot;&quot;;CONCATENATE(&quot;, params: &quot;;[.J60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60:.P60])" office:value-type="string" office:string-value="STRENGTH: {name: 'Strength', type: Types.NORMAL, power: 80, accuracy: 100, effect: Effects.DAMAGE, pp: 15, damagetype: 'PHYS'}," calcext:value-type="string">
            <text:p>STRENGTH: {name: 'Strength', type: Types.NORMAL, power: 80, accuracy: 100, effect: Effects.DAMAGE, pp: 15, damagetype: 'PHYS'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H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G61]&lt;&gt;&quot;&quot;;CONCATENATE(&quot;, damagetype: '&quot;;[.G61];&quot;'&quot;);&quot;&quot;)" office:value-type="string" office:string-value=", damagetype: 'PHYS'" calcext:value-type="string">
            <text:p>, damagetype: 'PHYS'</text:p>
          </table:table-cell>
          <table:table-cell table:formula="of:=IF([.I61]&lt;&gt;&quot;&quot;;CONCATENATE(&quot;, range: &quot;;[.I61];&quot;&quot;);&quot;&quot;)">
            <text:p/>
          </table:table-cell>
          <table:table-cell table:formula="of:=IF([.J61]&lt;&gt;&quot;&quot;;CONCATENATE(&quot;, params: &quot;;[.J61];&quot;&quot;);&quot;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formula="of:=COM.MICROSOFT.CONCAT([.L61:.P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H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G62]&lt;&gt;&quot;&quot;;CONCATENATE(&quot;, damagetype: '&quot;;[.G62];&quot;'&quot;);&quot;&quot;)" office:value-type="string" office:string-value=", damagetype: 'PHYS'" calcext:value-type="string">
            <text:p>, damagetype: 'PHYS'</text:p>
          </table:table-cell>
          <table:table-cell table:formula="of:=IF([.I62]&lt;&gt;&quot;&quot;;CONCATENATE(&quot;, range: &quot;;[.I62];&quot;&quot;);&quot;&quot;)">
            <text:p/>
          </table:table-cell>
          <table:table-cell table:formula="of:=IF([.J62]&lt;&gt;&quot;&quot;;CONCATENATE(&quot;, params: &quot;;[.J62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62:.P62])" office:value-type="string" office:string-value="SUBMISSION: {name: 'Submission', type: Types.FIGHTING, power: 80, accuracy: 80, effect: Effects.DAMAGE, pp: 20, damagetype: 'PHYS'}," calcext:value-type="string">
            <text:p>SUBMISSION: {name: 'Submission', type: Types.FIGHTING, power: 80, accuracy: 80, effect: Effects.DAMAGE, pp: 20, damagetype: 'PHYS'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H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G63]&lt;&gt;&quot;&quot;;CONCATENATE(&quot;, damagetype: '&quot;;[.G63];&quot;'&quot;);&quot;&quot;)" office:value-type="string" office:string-value=", damagetype: 'PHYS'" calcext:value-type="string">
            <text:p>, damagetype: 'PHYS'</text:p>
          </table:table-cell>
          <table:table-cell table:formula="of:=IF([.I63]&lt;&gt;&quot;&quot;;CONCATENATE(&quot;, range: &quot;;[.I63];&quot;&quot;);&quot;&quot;)">
            <text:p/>
          </table:table-cell>
          <table:table-cell table:formula="of:=IF([.J63]&lt;&gt;&quot;&quot;;CONCATENATE(&quot;, params: &quot;;[.J63];&quot;&quot;);&quot;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formula="of:=COM.MICROSOFT.CONCAT([.L63:.P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H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G64]&lt;&gt;&quot;&quot;;CONCATENATE(&quot;, damagetype: '&quot;;[.G64];&quot;'&quot;);&quot;&quot;)" office:value-type="string" office:string-value=", damagetype: 'PHYS'" calcext:value-type="string">
            <text:p>, damagetype: 'PHYS'</text:p>
          </table:table-cell>
          <table:table-cell table:formula="of:=IF([.I64]&lt;&gt;&quot;&quot;;CONCATENATE(&quot;, range: &quot;;[.I64];&quot;&quot;);&quot;&quot;)">
            <text:p/>
          </table:table-cell>
          <table:table-cell table:formula="of:=IF([.J64]&lt;&gt;&quot;&quot;;CONCATENATE(&quot;, params: &quot;;[.J64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64:.P64])" office:value-type="string" office:string-value="TACKLE: {name: 'Tackle', type: Types.NORMAL, power: 40, accuracy: 100, effect: Effects.DAMAGE, pp: 35, damagetype: 'PHYS'}," calcext:value-type="string">
            <text:p>TACKLE: {name: 'Tackle', type: Types.NORMAL, power: 40, accuracy: 100, effect: Effects.DAMAGE, pp: 35, damagetype: 'PHYS'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H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G65]&lt;&gt;&quot;&quot;;CONCATENATE(&quot;, damagetype: '&quot;;[.G65];&quot;'&quot;);&quot;&quot;)" office:value-type="string" office:string-value=", damagetype: 'PHYS'" calcext:value-type="string">
            <text:p>, damagetype: 'PHYS'</text:p>
          </table:table-cell>
          <table:table-cell table:formula="of:=IF([.I65]&lt;&gt;&quot;&quot;;CONCATENATE(&quot;, range: &quot;;[.I65];&quot;&quot;);&quot;&quot;)">
            <text:p/>
          </table:table-cell>
          <table:table-cell table:formula="of:=IF([.J65]&lt;&gt;&quot;&quot;;CONCATENATE(&quot;, params: &quot;;[.J65];&quot;&quot;);&quot;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65:.P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setFlag: "BERSERK", flag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H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G66]&lt;&gt;&quot;&quot;;CONCATENATE(&quot;, damagetype: '&quot;;[.G66];&quot;'&quot;);&quot;&quot;)" office:value-type="string" office:string-value=", damagetype: 'PHYS'" calcext:value-type="string">
            <text:p>, damagetype: 'PHYS'</text:p>
          </table:table-cell>
          <table:table-cell table:formula="of:=IF([.I66]&lt;&gt;&quot;&quot;;CONCATENATE(&quot;, range: &quot;;[.I66];&quot;&quot;);&quot;&quot;)">
            <text:p/>
          </table:table-cell>
          <table:table-cell table:formula="of:=IF([.J66]&lt;&gt;&quot;&quot;;CONCATENATE(&quot;, params: &quot;;[.J66];&quot;&quot;);&quot;&quot;)" office:value-type="string" office:string-value=", params: {multihit: 3, setFlag: &quot;BERSERK&quot;, flagTurns: 3}" calcext:value-type="string">
            <text:p>, params: {multihit: 3, setFlag: "BERSERK", flagTurns: 3}</text:p>
          </table:table-cell>
          <table:table-cell office:value-type="string" calcext:value-type="string">
            <text:p>},</text:p>
          </table:table-cell>
          <table:table-cell table:formula="of:=COM.MICROSOFT.CONCAT([.L66:.P66])" office:value-type="string" office:string-value="THRASH: {name: 'Thrash', type: Types.NORMAL, power: 120, accuracy: 100, effect: Effects.DAMAGE, pp: 10, damagetype: 'PHYS', params: {multihit: 3, setFlag: &quot;BERSERK&quot;, flagTurns: 3}}," calcext:value-type="string">
            <text:p>THRASH: {name: 'Thrash', type: Types.NORMAL, power: 120, accuracy: 100, effect: Effects.DAMAGE, pp: 10, damagetype: 'PHYS', params: {multihit: 3, setFlag: "BERSERK", flag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H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G67]&lt;&gt;&quot;&quot;;CONCATENATE(&quot;, damagetype: '&quot;;[.G67];&quot;'&quot;);&quot;&quot;)" office:value-type="string" office:string-value=", damagetype: 'PHYS'" calcext:value-type="string">
            <text:p>, damagetype: 'PHYS'</text:p>
          </table:table-cell>
          <table:table-cell table:formula="of:=IF([.I67]&lt;&gt;&quot;&quot;;CONCATENATE(&quot;, range: &quot;;[.I67];&quot;&quot;);&quot;&quot;)">
            <text:p/>
          </table:table-cell>
          <table:table-cell table:formula="of:=IF([.J67]&lt;&gt;&quot;&quot;;CONCATENATE(&quot;, params: &quot;;[.J67];&quot;&quot;);&quot;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67:.P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3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H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G68]&lt;&gt;&quot;&quot;;CONCATENATE(&quot;, damagetype: '&quot;;[.G68];&quot;'&quot;);&quot;&quot;)" office:value-type="string" office:string-value=", damagetype: 'PHYS'" calcext:value-type="string">
            <text:p>, damagetype: 'PHYS'</text:p>
          </table:table-cell>
          <table:table-cell table:formula="of:=IF([.I68]&lt;&gt;&quot;&quot;;CONCATENATE(&quot;, range: &quot;;[.I68];&quot;&quot;);&quot;&quot;)">
            <text:p/>
          </table:table-cell>
          <table:table-cell table:formula="of:=IF([.J68]&lt;&gt;&quot;&quot;;CONCATENATE(&quot;, params: &quot;;[.J68];&quot;&quot;);&quot;&quot;)" office:value-type="string" office:string-value=", params: {multihit: 3, poisonChance: 20}" calcext:value-type="string">
            <text:p>, params: {multihit: 3, poisonChance: 20}</text:p>
          </table:table-cell>
          <table:table-cell office:value-type="string" calcext:value-type="string">
            <text:p>},</text:p>
          </table:table-cell>
          <table:table-cell table:formula="of:=COM.MICROSOFT.CONCAT([.L68:.P68])" office:value-type="string" office:string-value="TWINEEDLE: {name: 'Twineedle', type: Types.BUG, power: 25, accuracy: 100, effect: Effects.DAMAGE, pp: 20, damagetype: 'PHYS', params: {multihit: 3, poisonChance: 20}}," calcext:value-type="string">
            <text:p>TWINEEDLE: {name: 'Twineedle', type: Types.BUG, power: 25, accuracy: 100, effect: Effects.DAMAGE, pp: 20, damagetype: 'PHYS', params: {multihit: 3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H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G69]&lt;&gt;&quot;&quot;;CONCATENATE(&quot;, damagetype: '&quot;;[.G69];&quot;'&quot;);&quot;&quot;)" office:value-type="string" office:string-value=", damagetype: 'PHYS'" calcext:value-type="string">
            <text:p>, damagetype: 'PHYS'</text:p>
          </table:table-cell>
          <table:table-cell table:formula="of:=IF([.I69]&lt;&gt;&quot;&quot;;CONCATENATE(&quot;, range: &quot;;[.I69];&quot;&quot;);&quot;&quot;)">
            <text:p/>
          </table:table-cell>
          <table:table-cell table:formula="of:=IF([.J69]&lt;&gt;&quot;&quot;;CONCATENATE(&quot;, params: &quot;;[.J69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69:.P69])" office:value-type="string" office:string-value="VICE_GRIP: {name: 'Vice Grip', type: Types.NORMAL, power: 55, accuracy: 100, effect: Effects.DAMAGE, pp: 30, damagetype: 'PHYS'}," calcext:value-type="string">
            <text:p>VICE_GRIP: {name: 'Vice Grip', type: Types.NORMAL, power: 55, accuracy: 100, effect: Effects.DAMAGE, pp: 30, damagetype: 'PHYS'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H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G70]&lt;&gt;&quot;&quot;;CONCATENATE(&quot;, damagetype: '&quot;;[.G70];&quot;'&quot;);&quot;&quot;)" office:value-type="string" office:string-value=", damagetype: 'PHYS'" calcext:value-type="string">
            <text:p>, damagetype: 'PHYS'</text:p>
          </table:table-cell>
          <table:table-cell table:formula="of:=IF([.I70]&lt;&gt;&quot;&quot;;CONCATENATE(&quot;, range: &quot;;[.I70];&quot;&quot;);&quot;&quot;)">
            <text:p/>
          </table:table-cell>
          <table:table-cell table:formula="of:=IF([.J70]&lt;&gt;&quot;&quot;;CONCATENATE(&quot;, params: &quot;;[.J70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70:.P70])" office:value-type="string" office:string-value="VINE_WHIP: {name: 'Vine Whip', type: Types.GRASS, power: 45, accuracy: 100, effect: Effects.DAMAGE, pp: 25, damagetype: 'PHYS'}," calcext:value-type="string">
            <text:p>VINE_WHIP: {name: 'Vine Whip', type: Types.GRASS, power: 45, accuracy: 100, effect: Effects.DAMAGE, pp: 25, damagetype: 'PHYS'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H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G71]&lt;&gt;&quot;&quot;;CONCATENATE(&quot;, damagetype: '&quot;;[.G71];&quot;'&quot;);&quot;&quot;)" office:value-type="string" office:string-value=", damagetype: 'PHYS'" calcext:value-type="string">
            <text:p>, damagetype: 'PHYS'</text:p>
          </table:table-cell>
          <table:table-cell table:formula="of:=IF([.I71]&lt;&gt;&quot;&quot;;CONCATENATE(&quot;, range: &quot;;[.I71];&quot;&quot;);&quot;&quot;)">
            <text:p/>
          </table:table-cell>
          <table:table-cell table:formula="of:=IF([.J71]&lt;&gt;&quot;&quot;;CONCATENATE(&quot;, params: &quot;;[.J71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71:.P71])" office:value-type="string" office:string-value="WATERFALL: {name: 'Waterfall', type: Types.WATER, power: 80, accuracy: 100, effect: Effects.DAMAGE, pp: 15, damagetype: 'PHYS'}," calcext:value-type="string">
            <text:p>WATERFALL: {name: 'Waterfall', type: Types.WATER, power: 80, accuracy: 100, effect: Effects.DAMAGE, pp: 15, damagetype: 'PHYS'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H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G72]&lt;&gt;&quot;&quot;;CONCATENATE(&quot;, damagetype: '&quot;;[.G72];&quot;'&quot;);&quot;&quot;)" office:value-type="string" office:string-value=", damagetype: 'PHYS'" calcext:value-type="string">
            <text:p>, damagetype: 'PHYS'</text:p>
          </table:table-cell>
          <table:table-cell table:formula="of:=IF([.I72]&lt;&gt;&quot;&quot;;CONCATENATE(&quot;, range: &quot;;[.I72];&quot;&quot;);&quot;&quot;)">
            <text:p/>
          </table:table-cell>
          <table:table-cell table:formula="of:=IF([.J72]&lt;&gt;&quot;&quot;;CONCATENATE(&quot;, params: &quot;;[.J72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72:.P72])" office:value-type="string" office:string-value="WING_ATTACK: {name: 'Wing Attack', type: Types.FLYING, power: 60, accuracy: 100, effect: Effects.DAMAGE, pp: 35, damagetype: 'PHYS'}," calcext:value-type="string">
            <text:p>WING_ATTACK: {name: 'Wing Attack', type: Types.FLYING, power: 60, accuracy: 100, effect: Effects.DAMAGE, pp: 35, damagetype: 'PHYS'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H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G73]&lt;&gt;&quot;&quot;;CONCATENATE(&quot;, damagetype: '&quot;;[.G73];&quot;'&quot;);&quot;&quot;)" office:value-type="string" office:string-value=", damagetype: 'PHYS'" calcext:value-type="string">
            <text:p>, damagetype: 'PHYS'</text:p>
          </table:table-cell>
          <table:table-cell table:formula="of:=IF([.I73]&lt;&gt;&quot;&quot;;CONCATENATE(&quot;, range: &quot;;[.I73];&quot;&quot;);&quot;&quot;)">
            <text:p/>
          </table:table-cell>
          <table:table-cell table:formula="of:=IF([.J73]&lt;&gt;&quot;&quot;;CONCATENATE(&quot;, params: &quot;;[.J73];&quot;&quot;);&quot;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3:.P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H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G74]&lt;&gt;&quot;&quot;;CONCATENATE(&quot;, damagetype: '&quot;;[.G74];&quot;'&quot;);&quot;&quot;)" office:value-type="string" office:string-value=", damagetype: 'SPEC'" calcext:value-type="string">
            <text:p>, damagetype: 'SPEC'</text:p>
          </table:table-cell>
          <table:table-cell table:formula="of:=IF([.I74]&lt;&gt;&quot;&quot;;CONCATENATE(&quot;, range: &quot;;[.I74];&quot;&quot;);&quot;&quot;)">
            <text:p/>
          </table:table-cell>
          <table:table-cell table:formula="of:=IF([.J74]&lt;&gt;&quot;&quot;;CONCATENATE(&quot;, params: &quot;;[.J74];&quot;&quot;);&quot;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74:.P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"DEF", splashRange: 2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75];&quot;: {name: '&quot;;[.B75];&quot;', type: Types.&quot;;[.C75];&quot;, power: &quot;;[.D75];&quot;, accuracy: &quot;;[.E75];&quot;, effect: Effects.&quot;;[.F75];&quot;, pp: &quot;;[.H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G75]&lt;&gt;&quot;&quot;;CONCATENATE(&quot;, damagetype: '&quot;;[.G75];&quot;'&quot;);&quot;&quot;)" office:value-type="string" office:string-value=", damagetype: 'SPEC'" calcext:value-type="string">
            <text:p>, damagetype: 'SPEC'</text:p>
          </table:table-cell>
          <table:table-cell table:formula="of:=IF([.I75]&lt;&gt;&quot;&quot;;CONCATENATE(&quot;, range: &quot;;[.I75];&quot;&quot;);&quot;&quot;)" office:value-type="string" office:string-value=", range: 2" calcext:value-type="string">
            <text:p>, range: 2</text:p>
          </table:table-cell>
          <table:table-cell table:formula="of:=IF([.J75]&lt;&gt;&quot;&quot;;CONCATENATE(&quot;, params: &quot;;[.J75];&quot;&quot;);&quot;&quot;)" office:value-type="string" office:string-value=", params: {lowerChance: 10, lowerStat: &quot;DEF&quot;, splashRange: 2}" calcext:value-type="string">
            <text:p>, params: {lowerChance: 10, lowerStat: "DEF", splashRange: 2}</text:p>
          </table:table-cell>
          <table:table-cell office:value-type="string" calcext:value-type="string">
            <text:p>},</text:p>
          </table:table-cell>
          <table:table-cell table:formula="of:=COM.MICROSOFT.CONCAT([.L75:.P75])" office:value-type="string" office:string-value="ACID: {name: 'Acid', type: Types.POISON, power: 40, accuracy: 100, effect: Effects.DAMAGE, pp: 30, damagetype: 'SPEC', range: 2, params: {lowerChance: 10, lowerStat: &quot;DEF&quot;, splashRange: 2}}," calcext:value-type="string">
            <text:p>ACID: {name: 'Acid', type: Types.POISON, power: 40, accuracy: 100, effect: Effects.DAMAGE, pp: 30, damagetype: 'SPEC', range: 2, params: {lowerChance: 10, lowerStat: "DEF"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"ATK"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H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G76]&lt;&gt;&quot;&quot;;CONCATENATE(&quot;, damagetype: '&quot;;[.G76];&quot;'&quot;);&quot;&quot;)" office:value-type="string" office:string-value=", damagetype: 'SPEC'" calcext:value-type="string">
            <text:p>, damagetype: 'SPEC'</text:p>
          </table:table-cell>
          <table:table-cell table:formula="of:=IF([.I76]&lt;&gt;&quot;&quot;;CONCATENATE(&quot;, range: &quot;;[.I76];&quot;&quot;);&quot;&quot;)" office:value-type="string" office:string-value=", range: 5" calcext:value-type="string">
            <text:p>, range: 5</text:p>
          </table:table-cell>
          <table:table-cell table:formula="of:=IF([.J76]&lt;&gt;&quot;&quot;;CONCATENATE(&quot;, params: &quot;;[.J76];&quot;&quot;);&quot;&quot;)" office:value-type="string" office:string-value=", params: {lowerChance: 10, lowerStat: &quot;ATK&quot;}" calcext:value-type="string">
            <text:p>, params: {lowerChance: 10, lowerStat: "ATK"}</text:p>
          </table:table-cell>
          <table:table-cell office:value-type="string" calcext:value-type="string">
            <text:p>},</text:p>
          </table:table-cell>
          <table:table-cell table:formula="of:=COM.MICROSOFT.CONCAT([.L76:.P76])" office:value-type="string" office:string-value="AURORA_BEAM: {name: 'Aurora Beam', type: Types.ICE, power: 65, accuracy: 100, effect: Effects.DAMAGE, pp: 20, damagetype: 'SPEC', range: 5, params: {lowerChance: 10, lowerStat: &quot;ATK&quot;}}," calcext:value-type="string">
            <text:p>AURORA_BEAM: {name: 'Aurora Beam', type: Types.ICE, power: 65, accuracy: 100, effect: Effects.DAMAGE, pp: 20, damagetype: 'SPEC', range: 5, params: {lowerChance: 10, lowerStat: "ATK"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H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G77]&lt;&gt;&quot;&quot;;CONCATENATE(&quot;, damagetype: '&quot;;[.G77];&quot;'&quot;);&quot;&quot;)" office:value-type="string" office:string-value=", damagetype: 'SPEC'" calcext:value-type="string">
            <text:p>, damagetype: 'SPEC'</text:p>
          </table:table-cell>
          <table:table-cell table:formula="of:=IF([.I77]&lt;&gt;&quot;&quot;;CONCATENATE(&quot;, range: &quot;;[.I77];&quot;&quot;);&quot;&quot;)" office:value-type="string" office:string-value=", range: 5" calcext:value-type="string">
            <text:p>, range: 5</text:p>
          </table:table-cell>
          <table:table-cell table:formula="of:=IF([.J77]&lt;&gt;&quot;&quot;;CONCATENATE(&quot;, params: &quot;;[.J77];&quot;&quot;);&quot;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77:.P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"SPD"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H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G78]&lt;&gt;&quot;&quot;;CONCATENATE(&quot;, damagetype: '&quot;;[.G78];&quot;'&quot;);&quot;&quot;)" office:value-type="string" office:string-value=", damagetype: 'SPEC'" calcext:value-type="string">
            <text:p>, damagetype: 'SPEC'</text:p>
          </table:table-cell>
          <table:table-cell table:formula="of:=IF([.I78]&lt;&gt;&quot;&quot;;CONCATENATE(&quot;, range: &quot;;[.I78];&quot;&quot;);&quot;&quot;)" office:value-type="string" office:string-value=", range: 2" calcext:value-type="string">
            <text:p>, range: 2</text:p>
          </table:table-cell>
          <table:table-cell table:formula="of:=IF([.J78]&lt;&gt;&quot;&quot;;CONCATENATE(&quot;, params: &quot;;[.J78];&quot;&quot;);&quot;&quot;)" office:value-type="string" office:string-value=", params: {lowerChance: 10, lowerStat: &quot;SPD&quot;, splashRange: 2}" calcext:value-type="string">
            <text:p>, params: {lowerChance: 10, lowerStat: "SPD", splashRange: 2}</text:p>
          </table:table-cell>
          <table:table-cell office:value-type="string" calcext:value-type="string">
            <text:p>},</text:p>
          </table:table-cell>
          <table:table-cell table:formula="of:=COM.MICROSOFT.CONCAT([.L78:.P78])" office:value-type="string" office:string-value="BUBBLE: {name: 'Bubble', type: Types.WATER, power: 40, accuracy: 100, effect: Effects.DAMAGE, pp: 30, damagetype: 'SPEC', range: 2, params: {lowerChance: 10, lowerStat: &quot;SPD&quot;, splashRange: 2}}," calcext:value-type="string">
            <text:p>BUBBLE: {name: 'Bubble', type: Types.WATER, power: 40, accuracy: 100, effect: Effects.DAMAGE, pp: 30, damagetype: 'SPEC', range: 2, params: {lowerChance: 10, lowerStat: "SPD"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"SPD"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H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G79]&lt;&gt;&quot;&quot;;CONCATENATE(&quot;, damagetype: '&quot;;[.G79];&quot;'&quot;);&quot;&quot;)" office:value-type="string" office:string-value=", damagetype: 'SPEC'" calcext:value-type="string">
            <text:p>, damagetype: 'SPEC'</text:p>
          </table:table-cell>
          <table:table-cell table:formula="of:=IF([.I79]&lt;&gt;&quot;&quot;;CONCATENATE(&quot;, range: &quot;;[.I79];&quot;&quot;);&quot;&quot;)" office:value-type="string" office:string-value=", range: 4" calcext:value-type="string">
            <text:p>, range: 4</text:p>
          </table:table-cell>
          <table:table-cell table:formula="of:=IF([.J79]&lt;&gt;&quot;&quot;;CONCATENATE(&quot;, params: &quot;;[.J79];&quot;&quot;);&quot;&quot;)" office:value-type="string" office:string-value=", params: {lowerChance: 10, lowerStat: &quot;SPD&quot;}" calcext:value-type="string">
            <text:p>, params: {lowerChance: 10, lowerStat: "SPD"}</text:p>
          </table:table-cell>
          <table:table-cell office:value-type="string" calcext:value-type="string">
            <text:p>},</text:p>
          </table:table-cell>
          <table:table-cell table:formula="of:=COM.MICROSOFT.CONCAT([.L79:.P79])" office:value-type="string" office:string-value="BUBBLE_BEAM: {name: 'Bubble Beam', type: Types.WATER, power: 65, accuracy: 100, effect: Effects.DAMAGE, pp: 20, damagetype: 'SPEC', range: 4, params: {lowerChance: 10, lowerStat: &quot;SPD&quot;}}," calcext:value-type="string">
            <text:p>BUBBLE_BEAM: {name: 'Bubble Beam', type: Types.WATER, power: 65, accuracy: 100, effect: Effects.DAMAGE, pp: 20, damagetype: 'SPEC', range: 4, params: {lowerChance: 10, lowerStat: "SPD"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H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G80]&lt;&gt;&quot;&quot;;CONCATENATE(&quot;, damagetype: '&quot;;[.G80];&quot;'&quot;);&quot;&quot;)" office:value-type="string" office:string-value=", damagetype: 'SPEC'" calcext:value-type="string">
            <text:p>, damagetype: 'SPEC'</text:p>
          </table:table-cell>
          <table:table-cell table:formula="of:=IF([.I80]&lt;&gt;&quot;&quot;;CONCATENATE(&quot;, range: &quot;;[.I80];&quot;&quot;);&quot;&quot;)">
            <text:p/>
          </table:table-cell>
          <table:table-cell table:formula="of:=IF([.J80]&lt;&gt;&quot;&quot;;CONCATENATE(&quot;, params: &quot;;[.J80];&quot;&quot;);&quot;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80:.P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H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G81]&lt;&gt;&quot;&quot;;CONCATENATE(&quot;, damagetype: '&quot;;[.G81];&quot;'&quot;);&quot;&quot;)" office:value-type="string" office:string-value=", damagetype: 'SPEC'" calcext:value-type="string">
            <text:p>, damagetype: 'SPEC'</text:p>
          </table:table-cell>
          <table:table-cell table:formula="of:=IF([.I81]&lt;&gt;&quot;&quot;;CONCATENATE(&quot;, range: &quot;;[.I81];&quot;&quot;);&quot;&quot;)" office:value-type="string" office:string-value=", range: 3" calcext:value-type="string">
            <text:p>, range: 3</text:p>
          </table:table-cell>
          <table:table-cell table:formula="of:=IF([.J81]&lt;&gt;&quot;&quot;;CONCATENATE(&quot;, params: &quot;;[.J81];&quot;&quot;);&quot;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formula="of:=COM.MICROSOFT.CONCAT([.L81:.P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H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G82]&lt;&gt;&quot;&quot;;CONCATENATE(&quot;, damagetype: '&quot;;[.G82];&quot;'&quot;);&quot;&quot;)" office:value-type="string" office:string-value=", damagetype: 'SPEC'" calcext:value-type="string">
            <text:p>, damagetype: 'SPEC'</text:p>
          </table:table-cell>
          <table:table-cell table:formula="of:=IF([.I82]&lt;&gt;&quot;&quot;;CONCATENATE(&quot;, range: &quot;;[.I82];&quot;&quot;);&quot;&quot;)" office:value-type="string" office:string-value=", range: 3" calcext:value-type="string">
            <text:p>, range: 3</text:p>
          </table:table-cell>
          <table:table-cell table:formula="of:=IF([.J82]&lt;&gt;&quot;&quot;;CONCATENATE(&quot;, params: &quot;;[.J82];&quot;&quot;);&quot;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82:.P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H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G83]&lt;&gt;&quot;&quot;;CONCATENATE(&quot;, damagetype: '&quot;;[.G83];&quot;'&quot;);&quot;&quot;)" office:value-type="string" office:string-value=", damagetype: 'SPEC'" calcext:value-type="string">
            <text:p>, damagetype: 'SPEC'</text:p>
          </table:table-cell>
          <table:table-cell table:formula="of:=IF([.I83]&lt;&gt;&quot;&quot;;CONCATENATE(&quot;, range: &quot;;[.I83];&quot;&quot;);&quot;&quot;)" office:value-type="string" office:string-value=", range: 2" calcext:value-type="string">
            <text:p>, range: 2</text:p>
          </table:table-cell>
          <table:table-cell table:formula="of:=IF([.J83]&lt;&gt;&quot;&quot;;CONCATENATE(&quot;, params: &quot;;[.J83];&quot;&quot;);&quot;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3:.P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H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G84]&lt;&gt;&quot;&quot;;CONCATENATE(&quot;, damagetype: '&quot;;[.G84];&quot;'&quot;);&quot;&quot;)" office:value-type="string" office:string-value=", damagetype: 'SPEC'" calcext:value-type="string">
            <text:p>, damagetype: 'SPEC'</text:p>
          </table:table-cell>
          <table:table-cell table:formula="of:=IF([.I84]&lt;&gt;&quot;&quot;;CONCATENATE(&quot;, range: &quot;;[.I84];&quot;&quot;);&quot;&quot;)" office:value-type="string" office:string-value=", range: 4" calcext:value-type="string">
            <text:p>, range: 4</text:p>
          </table:table-cell>
          <table:table-cell table:formula="of:=IF([.J84]&lt;&gt;&quot;&quot;;CONCATENATE(&quot;, params: &quot;;[.J84];&quot;&quot;);&quot;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formula="of:=COM.MICROSOFT.CONCAT([.L84:.P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H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G85]&lt;&gt;&quot;&quot;;CONCATENATE(&quot;, damagetype: '&quot;;[.G85];&quot;'&quot;);&quot;&quot;)" office:value-type="string" office:string-value=", damagetype: 'SPEC'" calcext:value-type="string">
            <text:p>, damagetype: 'SPEC'</text:p>
          </table:table-cell>
          <table:table-cell table:formula="of:=IF([.I85]&lt;&gt;&quot;&quot;;CONCATENATE(&quot;, range: &quot;;[.I85];&quot;&quot;);&quot;&quot;)" office:value-type="string" office:string-value=", range: 3" calcext:value-type="string">
            <text:p>, range: 3</text:p>
          </table:table-cell>
          <table:table-cell table:formula="of:=IF([.J85]&lt;&gt;&quot;&quot;;CONCATENATE(&quot;, params: &quot;;[.J85];&quot;&quot;);&quot;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85:.P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H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G86]&lt;&gt;&quot;&quot;;CONCATENATE(&quot;, damagetype: '&quot;;[.G86];&quot;'&quot;);&quot;&quot;)" office:value-type="string" office:string-value=", damagetype: 'SPEC'" calcext:value-type="string">
            <text:p>, damagetype: 'SPEC'</text:p>
          </table:table-cell>
          <table:table-cell table:formula="of:=IF([.I86]&lt;&gt;&quot;&quot;;CONCATENATE(&quot;, range: &quot;;[.I86];&quot;&quot;);&quot;&quot;)" office:value-type="string" office:string-value=", range: 3" calcext:value-type="string">
            <text:p>, range: 3</text:p>
          </table:table-cell>
          <table:table-cell table:formula="of:=IF([.J86]&lt;&gt;&quot;&quot;;CONCATENATE(&quot;, params: &quot;;[.J86];&quot;&quot;);&quot;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6:.P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H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G87]&lt;&gt;&quot;&quot;;CONCATENATE(&quot;, damagetype: '&quot;;[.G87];&quot;'&quot;);&quot;&quot;)" office:value-type="string" office:string-value=", damagetype: 'SPEC'" calcext:value-type="string">
            <text:p>, damagetype: 'SPEC'</text:p>
          </table:table-cell>
          <table:table-cell table:formula="of:=IF([.I87]&lt;&gt;&quot;&quot;;CONCATENATE(&quot;, range: &quot;;[.I87];&quot;&quot;);&quot;&quot;)" office:value-type="string" office:string-value=", range: 2" calcext:value-type="string">
            <text:p>, range: 2</text:p>
          </table:table-cell>
          <table:table-cell table:formula="of:=IF([.J87]&lt;&gt;&quot;&quot;;CONCATENATE(&quot;, params: &quot;;[.J8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87:.P87])" office:value-type="string" office:string-value="GUST: {name: 'Gust', type: Types.NORMAL, power: 40, accuracy: 100, effect: Effects.DAMAGE, pp: 35, damagetype: 'SPEC', range: 2}," calcext:value-type="string">
            <text:p>GUST: {name: 'Gust', type: Types.NORMAL, power: 40, accuracy: 100, effect: Effects.DAMAGE, pp: 35, damagetype: 'SPEC', range: 2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H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G88]&lt;&gt;&quot;&quot;;CONCATENATE(&quot;, damagetype: '&quot;;[.G88];&quot;'&quot;);&quot;&quot;)" office:value-type="string" office:string-value=", damagetype: 'SPEC'" calcext:value-type="string">
            <text:p>, damagetype: 'SPEC'</text:p>
          </table:table-cell>
          <table:table-cell table:formula="of:=IF([.I88]&lt;&gt;&quot;&quot;;CONCATENATE(&quot;, range: &quot;;[.I88];&quot;&quot;);&quot;&quot;)" office:value-type="string" office:string-value=", range: 5" calcext:value-type="string">
            <text:p>, range: 5</text:p>
          </table:table-cell>
          <table:table-cell table:formula="of:=IF([.J88]&lt;&gt;&quot;&quot;;CONCATENATE(&quot;, params: &quot;;[.J8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88:.P88])" office:value-type="string" office:string-value="HYDRO_PUMP: {name: 'Hydro Pump', type: Types.WATER, power: 110, accuracy: 80, effect: Effects.DAMAGE, pp: 5, damagetype: 'SPEC', range: 5}," calcext:value-type="string">
            <text:p>HYDRO_PUMP: {name: 'Hydro Pump', type: Types.WATER, power: 110, accuracy: 80, effect: Effects.DAMAGE, pp: 5, damagetype: 'SPEC', range: 5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H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G89]&lt;&gt;&quot;&quot;;CONCATENATE(&quot;, damagetype: '&quot;;[.G89];&quot;'&quot;);&quot;&quot;)" office:value-type="string" office:string-value=", damagetype: 'SPEC'" calcext:value-type="string">
            <text:p>, damagetype: 'SPEC'</text:p>
          </table:table-cell>
          <table:table-cell table:formula="of:=IF([.I89]&lt;&gt;&quot;&quot;;CONCATENATE(&quot;, range: &quot;;[.I89];&quot;&quot;);&quot;&quot;)" office:value-type="string" office:string-value=", range: 5" calcext:value-type="string">
            <text:p>, range: 5</text:p>
          </table:table-cell>
          <table:table-cell table:formula="of:=IF([.J89]&lt;&gt;&quot;&quot;;CONCATENATE(&quot;, params: &quot;;[.J89];&quot;&quot;);&quot;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formula="of:=COM.MICROSOFT.CONCAT([.L89:.P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H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G90]&lt;&gt;&quot;&quot;;CONCATENATE(&quot;, damagetype: '&quot;;[.G90];&quot;'&quot;);&quot;&quot;)" office:value-type="string" office:string-value=", damagetype: 'SPEC'" calcext:value-type="string">
            <text:p>, damagetype: 'SPEC'</text:p>
          </table:table-cell>
          <table:table-cell table:formula="of:=IF([.I90]&lt;&gt;&quot;&quot;;CONCATENATE(&quot;, range: &quot;;[.I90];&quot;&quot;);&quot;&quot;)" office:value-type="string" office:string-value=", range: 5" calcext:value-type="string">
            <text:p>, range: 5</text:p>
          </table:table-cell>
          <table:table-cell table:formula="of:=IF([.J90]&lt;&gt;&quot;&quot;;CONCATENATE(&quot;, params: &quot;;[.J90];&quot;&quot;);&quot;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90:.P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H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G91]&lt;&gt;&quot;&quot;;CONCATENATE(&quot;, damagetype: '&quot;;[.G91];&quot;'&quot;);&quot;&quot;)" office:value-type="string" office:string-value=", damagetype: 'SPEC'" calcext:value-type="string">
            <text:p>, damagetype: 'SPEC'</text:p>
          </table:table-cell>
          <table:table-cell table:formula="of:=IF([.I91]&lt;&gt;&quot;&quot;;CONCATENATE(&quot;, range: &quot;;[.I91];&quot;&quot;);&quot;&quot;)" office:value-type="string" office:string-value=", range: 2" calcext:value-type="string">
            <text:p>, range: 2</text:p>
          </table:table-cell>
          <table:table-cell table:formula="of:=IF([.J91]&lt;&gt;&quot;&quot;;CONCATENATE(&quot;, params: &quot;;[.J91];&quot;&quot;);&quot;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91:.P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H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G92]&lt;&gt;&quot;&quot;;CONCATENATE(&quot;, damagetype: '&quot;;[.G92];&quot;'&quot;);&quot;&quot;)" office:value-type="string" office:string-value=", damagetype: 'SPEC'" calcext:value-type="string">
            <text:p>, damagetype: 'SPEC'</text:p>
          </table:table-cell>
          <table:table-cell table:formula="of:=IF([.I92]&lt;&gt;&quot;&quot;;CONCATENATE(&quot;, range: &quot;;[.I92];&quot;&quot;);&quot;&quot;)">
            <text:p/>
          </table:table-cell>
          <table:table-cell table:formula="of:=IF([.J92]&lt;&gt;&quot;&quot;;CONCATENATE(&quot;, params: &quot;;[.J92];&quot;&quot;);&quot;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formula="of:=COM.MICROSOFT.CONCAT([.L92:.P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H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G93]&lt;&gt;&quot;&quot;;CONCATENATE(&quot;, damagetype: '&quot;;[.G93];&quot;'&quot;);&quot;&quot;)" office:value-type="string" office:string-value=", damagetype: 'SPEC'" calcext:value-type="string">
            <text:p>, damagetype: 'SPEC'</text:p>
          </table:table-cell>
          <table:table-cell table:formula="of:=IF([.I93]&lt;&gt;&quot;&quot;;CONCATENATE(&quot;, range: &quot;;[.I93];&quot;&quot;);&quot;&quot;)">
            <text:p/>
          </table:table-cell>
          <table:table-cell table:formula="of:=IF([.J93]&lt;&gt;&quot;&quot;;CONCATENATE(&quot;, params: &quot;;[.J93];&quot;&quot;);&quot;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formula="of:=COM.MICROSOFT.CONCAT([.L93:.P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H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G94]&lt;&gt;&quot;&quot;;CONCATENATE(&quot;, damagetype: '&quot;;[.G94];&quot;'&quot;);&quot;&quot;)" office:value-type="string" office:string-value=", damagetype: 'SPEC'" calcext:value-type="string">
            <text:p>, damagetype: 'SPEC'</text:p>
          </table:table-cell>
          <table:table-cell table:formula="of:=IF([.I94]&lt;&gt;&quot;&quot;;CONCATENATE(&quot;, range: &quot;;[.I94];&quot;&quot;);&quot;&quot;)" office:value-type="string" office:string-value=", range: 5" calcext:value-type="string">
            <text:p>, range: 5</text:p>
          </table:table-cell>
          <table:table-cell table:formula="of:=IF([.J94]&lt;&gt;&quot;&quot;;CONCATENATE(&quot;, params: &quot;;[.J94];&quot;&quot;);&quot;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94:.P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"SPATK"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H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G95]&lt;&gt;&quot;&quot;;CONCATENATE(&quot;, damagetype: '&quot;;[.G95];&quot;'&quot;);&quot;&quot;)" office:value-type="string" office:string-value=", damagetype: 'SPEC'" calcext:value-type="string">
            <text:p>, damagetype: 'SPEC'</text:p>
          </table:table-cell>
          <table:table-cell table:formula="of:=IF([.I95]&lt;&gt;&quot;&quot;;CONCATENATE(&quot;, range: &quot;;[.I95];&quot;&quot;);&quot;&quot;)" office:value-type="string" office:string-value=", range: 2" calcext:value-type="string">
            <text:p>, range: 2</text:p>
          </table:table-cell>
          <table:table-cell table:formula="of:=IF([.J95]&lt;&gt;&quot;&quot;;CONCATENATE(&quot;, params: &quot;;[.J95];&quot;&quot;);&quot;&quot;)" office:value-type="string" office:string-value=", params: {lowerChance: 33, lowerStat: &quot;SPATK&quot;}" calcext:value-type="string">
            <text:p>, params: {lowerChance: 33, lowerStat: "SPATK"}</text:p>
          </table:table-cell>
          <table:table-cell office:value-type="string" calcext:value-type="string">
            <text:p>},</text:p>
          </table:table-cell>
          <table:table-cell table:formula="of:=COM.MICROSOFT.CONCAT([.L95:.P95])" office:value-type="string" office:string-value="PSYCHIC: {name: 'Psychic', type: Types.PSYCHIC, power: 90, accuracy: 100, effect: Effects.DAMAGE, pp: 10, damagetype: 'SPEC', range: 2, params: {lowerChance: 33, lowerStat: &quot;SPATK&quot;}}," calcext:value-type="string">
            <text:p>PSYCHIC: {name: 'Psychic', type: Types.PSYCHIC, power: 90, accuracy: 100, effect: Effects.DAMAGE, pp: 10, damagetype: 'SPEC', range: 2, params: {lowerChance: 33, lowerStat: "SPATK"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H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G96]&lt;&gt;&quot;&quot;;CONCATENATE(&quot;, damagetype: '&quot;;[.G96];&quot;'&quot;);&quot;&quot;)" office:value-type="string" office:string-value=", damagetype: 'SPEC'" calcext:value-type="string">
            <text:p>, damagetype: 'SPEC'</text:p>
          </table:table-cell>
          <table:table-cell table:formula="of:=IF([.I96]&lt;&gt;&quot;&quot;;CONCATENATE(&quot;, range: &quot;;[.I96];&quot;&quot;);&quot;&quot;)" office:value-type="string" office:string-value=", range: 2" calcext:value-type="string">
            <text:p>, range: 2</text:p>
          </table:table-cell>
          <table:table-cell table:formula="of:=IF([.J96]&lt;&gt;&quot;&quot;;CONCATENATE(&quot;, params: &quot;;[.J96];&quot;&quot;);&quot;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formula="of:=COM.MICROSOFT.CONCAT([.L96:.P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20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H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G97]&lt;&gt;&quot;&quot;;CONCATENATE(&quot;, damagetype: '&quot;;[.G97];&quot;'&quot;);&quot;&quot;)" office:value-type="string" office:string-value=", damagetype: 'SPEC'" calcext:value-type="string">
            <text:p>, damagetype: 'SPEC'</text:p>
          </table:table-cell>
          <table:table-cell table:formula="of:=IF([.I97]&lt;&gt;&quot;&quot;;CONCATENATE(&quot;, range: &quot;;[.I97];&quot;&quot;);&quot;&quot;)" office:value-type="string" office:string-value=", range: 2" calcext:value-type="string">
            <text:p>, range: 2</text:p>
          </table:table-cell>
          <table:table-cell table:formula="of:=IF([.J97]&lt;&gt;&quot;&quot;;CONCATENATE(&quot;, params: &quot;;[.J97];&quot;&quot;);&quot;&quot;)" office:value-type="string" office:string-value=", params: {critBoost: 20, buildUpTurns: 1}" calcext:value-type="string">
            <text:p>, params: {critBoost: 20, buildUpTurns: 1}</text:p>
          </table:table-cell>
          <table:table-cell office:value-type="string" calcext:value-type="string">
            <text:p>},</text:p>
          </table:table-cell>
          <table:table-cell table:formula="of:=COM.MICROSOFT.CONCAT([.L97:.P97])" office:value-type="string" office:string-value="RAZOR_WIND: {name: 'Razor Wind', type: Types.NORMAL, power: 80, accuracy: 100, effect: Effects.DAMAGE, pp: 10, damagetype: 'SPEC', range: 2, params: {critBoost: 20, buildUpTurns: 1}}," calcext:value-type="string">
            <text:p>RAZOR_WIND: {name: 'Razor Wind', type: Types.NORMAL, power: 80, accuracy: 100, effect: Effects.DAMAGE, pp: 10, damagetype: 'SPEC', range: 2, params: {critBoost: 20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H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G98]&lt;&gt;&quot;&quot;;CONCATENATE(&quot;, damagetype: '&quot;;[.G98];&quot;'&quot;);&quot;&quot;)" office:value-type="string" office:string-value=", damagetype: 'SPEC'" calcext:value-type="string">
            <text:p>, damagetype: 'SPEC'</text:p>
          </table:table-cell>
          <table:table-cell table:formula="of:=IF([.I98]&lt;&gt;&quot;&quot;;CONCATENATE(&quot;, range: &quot;;[.I98];&quot;&quot;);&quot;&quot;)" office:value-type="string" office:string-value=", range: 2" calcext:value-type="string">
            <text:p>, range: 2</text:p>
          </table:table-cell>
          <table:table-cell table:formula="of:=IF([.J98]&lt;&gt;&quot;&quot;;CONCATENATE(&quot;, params: &quot;;[.J98];&quot;&quot;);&quot;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98:.P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H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G99]&lt;&gt;&quot;&quot;;CONCATENATE(&quot;, damagetype: '&quot;;[.G99];&quot;'&quot;);&quot;&quot;)" office:value-type="string" office:string-value=", damagetype: 'SPEC'" calcext:value-type="string">
            <text:p>, damagetype: 'SPEC'</text:p>
          </table:table-cell>
          <table:table-cell table:formula="of:=IF([.I99]&lt;&gt;&quot;&quot;;CONCATENATE(&quot;, range: &quot;;[.I99];&quot;&quot;);&quot;&quot;)" office:value-type="string" office:string-value=", range: 3" calcext:value-type="string">
            <text:p>, range: 3</text:p>
          </table:table-cell>
          <table:table-cell table:formula="of:=IF([.J99]&lt;&gt;&quot;&quot;;CONCATENATE(&quot;, params: &quot;;[.J99];&quot;&quot;);&quot;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formula="of:=COM.MICROSOFT.CONCAT([.L99:.P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H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G100]&lt;&gt;&quot;&quot;;CONCATENATE(&quot;, damagetype: '&quot;;[.G100];&quot;'&quot;);&quot;&quot;)" office:value-type="string" office:string-value=", damagetype: 'SPEC'" calcext:value-type="string">
            <text:p>, damagetype: 'SPEC'</text:p>
          </table:table-cell>
          <table:table-cell table:formula="of:=IF([.I100]&lt;&gt;&quot;&quot;;CONCATENATE(&quot;, range: &quot;;[.I100];&quot;&quot;);&quot;&quot;)" office:value-type="string" office:string-value=", range: 5" calcext:value-type="string">
            <text:p>, range: 5</text:p>
          </table:table-cell>
          <table:table-cell table:formula="of:=IF([.J100]&lt;&gt;&quot;&quot;;CONCATENATE(&quot;, params: &quot;;[.J100];&quot;&quot;);&quot;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formula="of:=COM.MICROSOFT.CONCAT([.L100:.P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H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G101]&lt;&gt;&quot;&quot;;CONCATENATE(&quot;, damagetype: '&quot;;[.G101];&quot;'&quot;);&quot;&quot;)" office:value-type="string" office:string-value=", damagetype: 'SPEC'" calcext:value-type="string">
            <text:p>, damagetype: 'SPEC'</text:p>
          </table:table-cell>
          <table:table-cell table:formula="of:=IF([.I101]&lt;&gt;&quot;&quot;;CONCATENATE(&quot;, range: &quot;;[.I101];&quot;&quot;);&quot;&quot;)" office:value-type="string" office:string-value=", range: 2" calcext:value-type="string">
            <text:p>, range: 2</text:p>
          </table:table-cell>
          <table:table-cell table:formula="of:=IF([.J101]&lt;&gt;&quot;&quot;;CONCATENATE(&quot;, params: &quot;;[.J101];&quot;&quot;);&quot;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formula="of:=COM.MICROSOFT.CONCAT([.L101:.P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H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G102]&lt;&gt;&quot;&quot;;CONCATENATE(&quot;, damagetype: '&quot;;[.G102];&quot;'&quot;);&quot;&quot;)" office:value-type="string" office:string-value=", damagetype: 'SPEC'" calcext:value-type="string">
            <text:p>, damagetype: 'SPEC'</text:p>
          </table:table-cell>
          <table:table-cell table:formula="of:=IF([.I102]&lt;&gt;&quot;&quot;;CONCATENATE(&quot;, range: &quot;;[.I102];&quot;&quot;);&quot;&quot;)">
            <text:p/>
          </table:table-cell>
          <table:table-cell table:formula="of:=IF([.J102]&lt;&gt;&quot;&quot;;CONCATENATE(&quot;, params: &quot;;[.J102];&quot;&quot;);&quot;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formula="of:=COM.MICROSOFT.CONCAT([.L102:.P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H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G103]&lt;&gt;&quot;&quot;;CONCATENATE(&quot;, damagetype: '&quot;;[.G103];&quot;'&quot;);&quot;&quot;)" office:value-type="string" office:string-value=", damagetype: 'SPEC'" calcext:value-type="string">
            <text:p>, damagetype: 'SPEC'</text:p>
          </table:table-cell>
          <table:table-cell table:formula="of:=IF([.I103]&lt;&gt;&quot;&quot;;CONCATENATE(&quot;, range: &quot;;[.I103];&quot;&quot;);&quot;&quot;)">
            <text:p/>
          </table:table-cell>
          <table:table-cell table:formula="of:=IF([.J103]&lt;&gt;&quot;&quot;;CONCATENATE(&quot;, params: &quot;;[.J103];&quot;&quot;);&quot;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formula="of:=COM.MICROSOFT.CONCAT([.L103:.P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H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G104]&lt;&gt;&quot;&quot;;CONCATENATE(&quot;, damagetype: '&quot;;[.G104];&quot;'&quot;);&quot;&quot;)" office:value-type="string" office:string-value=", damagetype: 'SPEC'" calcext:value-type="string">
            <text:p>, damagetype: 'SPEC'</text:p>
          </table:table-cell>
          <table:table-cell table:formula="of:=IF([.I104]&lt;&gt;&quot;&quot;;CONCATENATE(&quot;, range: &quot;;[.I104];&quot;&quot;);&quot;&quot;)" office:value-type="string" office:string-value=", range: 5" calcext:value-type="string">
            <text:p>, range: 5</text:p>
          </table:table-cell>
          <table:table-cell table:formula="of:=IF([.J104]&lt;&gt;&quot;&quot;;CONCATENATE(&quot;, params: &quot;;[.J104];&quot;&quot;);&quot;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4:.P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H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G105]&lt;&gt;&quot;&quot;;CONCATENATE(&quot;, damagetype: '&quot;;[.G105];&quot;'&quot;);&quot;&quot;)" office:value-type="string" office:string-value=", damagetype: 'SPEC'" calcext:value-type="string">
            <text:p>, damagetype: 'SPEC'</text:p>
          </table:table-cell>
          <table:table-cell table:formula="of:=IF([.I105]&lt;&gt;&quot;&quot;;CONCATENATE(&quot;, range: &quot;;[.I105];&quot;&quot;);&quot;&quot;)" office:value-type="string" office:string-value=", range: 2" calcext:value-type="string">
            <text:p>, range: 2</text:p>
          </table:table-cell>
          <table:table-cell table:formula="of:=IF([.J105]&lt;&gt;&quot;&quot;;CONCATENATE(&quot;, params: &quot;;[.J105];&quot;&quot;);&quot;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5:.P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H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G106]&lt;&gt;&quot;&quot;;CONCATENATE(&quot;, damagetype: '&quot;;[.G106];&quot;'&quot;);&quot;&quot;)" office:value-type="string" office:string-value=", damagetype: 'SPEC'" calcext:value-type="string">
            <text:p>, damagetype: 'SPEC'</text:p>
          </table:table-cell>
          <table:table-cell table:formula="of:=IF([.I106]&lt;&gt;&quot;&quot;;CONCATENATE(&quot;, range: &quot;;[.I106];&quot;&quot;);&quot;&quot;)" office:value-type="string" office:string-value=", range: 4" calcext:value-type="string">
            <text:p>, range: 4</text:p>
          </table:table-cell>
          <table:table-cell table:formula="of:=IF([.J106]&lt;&gt;&quot;&quot;;CONCATENATE(&quot;, params: &quot;;[.J106];&quot;&quot;);&quot;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6:.P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H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G107]&lt;&gt;&quot;&quot;;CONCATENATE(&quot;, damagetype: '&quot;;[.G107];&quot;'&quot;);&quot;&quot;)" office:value-type="string" office:string-value=", damagetype: 'SPEC'" calcext:value-type="string">
            <text:p>, damagetype: 'SPEC'</text:p>
          </table:table-cell>
          <table:table-cell table:formula="of:=IF([.I107]&lt;&gt;&quot;&quot;;CONCATENATE(&quot;, range: &quot;;[.I107];&quot;&quot;);&quot;&quot;)">
            <text:p/>
          </table:table-cell>
          <table:table-cell table:formula="of:=IF([.J107]&lt;&gt;&quot;&quot;;CONCATENATE(&quot;, params: &quot;;[.J10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07:.P107])" office:value-type="string" office:string-value="TRI_ATTACK: {name: 'Tri Attack', type: Types.NORMAL, power: 80, accuracy: 100, effect: Effects.DAMAGE, pp: 10, damagetype: 'SPEC'}," calcext:value-type="string">
            <text:p>TRI_ATTACK: {name: 'Tri Attack', type: Types.NORMAL, power: 80, accuracy: 100, effect: Effects.DAMAGE, pp: 10, damagetype: 'SPEC'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H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G108]&lt;&gt;&quot;&quot;;CONCATENATE(&quot;, damagetype: '&quot;;[.G108];&quot;'&quot;);&quot;&quot;)" office:value-type="string" office:string-value=", damagetype: 'SPEC'" calcext:value-type="string">
            <text:p>, damagetype: 'SPEC'</text:p>
          </table:table-cell>
          <table:table-cell table:formula="of:=IF([.I108]&lt;&gt;&quot;&quot;;CONCATENATE(&quot;, range: &quot;;[.I108];&quot;&quot;);&quot;&quot;)">
            <text:p/>
          </table:table-cell>
          <table:table-cell table:formula="of:=IF([.J108]&lt;&gt;&quot;&quot;;CONCATENATE(&quot;, params: &quot;;[.J10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08:.P108])" office:value-type="string" office:string-value="WATER_GUN: {name: 'Water Gun', type: Types.WATER, power: 40, accuracy: 100, effect: Effects.DAMAGE, pp: 25, damagetype: 'SPEC'}," calcext:value-type="string">
            <text:p>WATER_GUN: {name: 'Water Gun', type: Types.WATER, power: 40, accuracy: 100, effect: Effects.DAMAGE, pp: 25, damagetype: 'SPEC'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H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G109]&lt;&gt;&quot;&quot;;CONCATENATE(&quot;, damagetype: '&quot;;[.G109];&quot;'&quot;);&quot;&quot;)" office:value-type="string" office:string-value=", damagetype: 'PHYS'" calcext:value-type="string">
            <text:p>, damagetype: 'PHYS'</text:p>
          </table:table-cell>
          <table:table-cell table:formula="of:=IF([.I109]&lt;&gt;&quot;&quot;;CONCATENATE(&quot;, range: &quot;;[.I109];&quot;&quot;);&quot;&quot;)">
            <text:p/>
          </table:table-cell>
          <table:table-cell table:formula="of:=IF([.J109]&lt;&gt;&quot;&quot;;CONCATENATE(&quot;, params: &quot;;[.J109];&quot;&quot;);&quot;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09:.P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H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G110]&lt;&gt;&quot;&quot;;CONCATENATE(&quot;, damagetype: '&quot;;[.G110];&quot;'&quot;);&quot;&quot;)" office:value-type="string" office:string-value=", damagetype: 'PHYS'" calcext:value-type="string">
            <text:p>, damagetype: 'PHYS'</text:p>
          </table:table-cell>
          <table:table-cell table:formula="of:=IF([.I110]&lt;&gt;&quot;&quot;;CONCATENATE(&quot;, range: &quot;;[.I110];&quot;&quot;);&quot;&quot;)">
            <text:p/>
          </table:table-cell>
          <table:table-cell table:formula="of:=IF([.J110]&lt;&gt;&quot;&quot;;CONCATENATE(&quot;, params: &quot;;[.J110];&quot;&quot;);&quot;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10:.P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H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G111]&lt;&gt;&quot;&quot;;CONCATENATE(&quot;, damagetype: '&quot;;[.G111];&quot;'&quot;);&quot;&quot;)" office:value-type="string" office:string-value=", damagetype: 'STAT'" calcext:value-type="string">
            <text:p>, damagetype: 'STAT'</text:p>
          </table:table-cell>
          <table:table-cell table:formula="of:=IF([.I111]&lt;&gt;&quot;&quot;;CONCATENATE(&quot;, range: &quot;;[.I111];&quot;&quot;);&quot;&quot;)">
            <text:p/>
          </table:table-cell>
          <table:table-cell table:formula="of:=IF([.J111]&lt;&gt;&quot;&quot;;CONCATENATE(&quot;, params: &quot;;[.J111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11:.P111])" office:value-type="string" office:string-value="DISABLE: {name: 'Disable', type: Types.NORMAL, power: 0, accuracy: 100, effect: Effects.DISABLE_MOVE, pp: 20, damagetype: 'STAT'}," calcext:value-type="string">
            <text:p>DISABLE: {name: 'Disable', type: Types.NORMAL, power: 0, accuracy: 100, effect: Effects.DISABLE_MOVE, pp: 20, damagetype: 'STAT'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H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G112]&lt;&gt;&quot;&quot;;CONCATENATE(&quot;, damagetype: '&quot;;[.G112];&quot;'&quot;);&quot;&quot;)" office:value-type="string" office:string-value=", damagetype: 'STAT'" calcext:value-type="string">
            <text:p>, damagetype: 'STAT'</text:p>
          </table:table-cell>
          <table:table-cell table:formula="of:=IF([.I112]&lt;&gt;&quot;&quot;;CONCATENATE(&quot;, range: &quot;;[.I112];&quot;&quot;);&quot;&quot;)">
            <text:p/>
          </table:table-cell>
          <table:table-cell table:formula="of:=IF([.J112]&lt;&gt;&quot;&quot;;CONCATENATE(&quot;, params: &quot;;[.J112];&quot;&quot;);&quot;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12:.P112])" office:value-type="string" office:string-value="CONFUSE_RAY: {name: 'Confuse Ray', type: Types.GHOST, power: 0, accuracy: 100, effect: Effects.INFLICT_STATUS, pp: 10, damagetype: 'STAT', params: {status: &quot;CONFUSION&quot;}}," calcext:value-type="string">
            <text:p>CONFUSE_RAY: {name: 'Confuse Ray', type: Types.GHOST, power: 0, accuracy: 100, effect: Effects.INFLICT_STATUS, pp: 1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H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G113]&lt;&gt;&quot;&quot;;CONCATENATE(&quot;, damagetype: '&quot;;[.G113];&quot;'&quot;);&quot;&quot;)" office:value-type="string" office:string-value=", damagetype: 'STAT'" calcext:value-type="string">
            <text:p>, damagetype: 'STAT'</text:p>
          </table:table-cell>
          <table:table-cell table:formula="of:=IF([.I113]&lt;&gt;&quot;&quot;;CONCATENATE(&quot;, range: &quot;;[.I113];&quot;&quot;);&quot;&quot;)">
            <text:p/>
          </table:table-cell>
          <table:table-cell table:formula="of:=IF([.J113]&lt;&gt;&quot;&quot;;CONCATENATE(&quot;, params: &quot;;[.J113];&quot;&quot;);&quot;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13:.P113])" office:value-type="string" office:string-value="GLARE: {name: 'Glare', type: Types.NORMAL, power: 0, accuracy: 100, effect: Effects.INFLICT_STATUS, pp: 30, damagetype: 'STAT', params: {status: &quot;PARALYSIS&quot;}}," calcext:value-type="string">
            <text:p>GLARE: {name: 'Glare', type: Types.NORMAL, power: 0, accuracy: 100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H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G114]&lt;&gt;&quot;&quot;;CONCATENATE(&quot;, damagetype: '&quot;;[.G114];&quot;'&quot;);&quot;&quot;)" office:value-type="string" office:string-value=", damagetype: 'STAT'" calcext:value-type="string">
            <text:p>, damagetype: 'STAT'</text:p>
          </table:table-cell>
          <table:table-cell table:formula="of:=IF([.I114]&lt;&gt;&quot;&quot;;CONCATENATE(&quot;, range: &quot;;[.I114];&quot;&quot;);&quot;&quot;)">
            <text:p/>
          </table:table-cell>
          <table:table-cell table:formula="of:=IF([.J114]&lt;&gt;&quot;&quot;;CONCATENATE(&quot;, params: &quot;;[.J114];&quot;&quot;);&quot;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4:.P114])" office:value-type="string" office:string-value="HYPNOSIS: {name: 'Hypnosis', type: Types.PSYCHIC, power: 0, accuracy: 60, effect: Effects.INFLICT_STATUS, pp: 20, damagetype: 'STAT', params: {status: &quot;SLEEP&quot;}}," calcext:value-type="string">
            <text:p>HYPNOSIS: {name: 'Hypnosis', type: Types.PSYCHIC, power: 0, accuracy: 60, effect: Effects.INFLICT_STATUS, pp: 2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H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G115]&lt;&gt;&quot;&quot;;CONCATENATE(&quot;, damagetype: '&quot;;[.G115];&quot;'&quot;);&quot;&quot;)" office:value-type="string" office:string-value=", damagetype: 'STAT'" calcext:value-type="string">
            <text:p>, damagetype: 'STAT'</text:p>
          </table:table-cell>
          <table:table-cell table:formula="of:=IF([.I115]&lt;&gt;&quot;&quot;;CONCATENATE(&quot;, range: &quot;;[.I115];&quot;&quot;);&quot;&quot;)">
            <text:p/>
          </table:table-cell>
          <table:table-cell table:formula="of:=IF([.J115]&lt;&gt;&quot;&quot;;CONCATENATE(&quot;, params: &quot;;[.J115];&quot;&quot;);&quot;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5:.P115])" office:value-type="string" office:string-value="LOVELY_KISS: {name: 'Lovely Kiss', type: Types.NORMAL, power: 0, accuracy: 75, effect: Effects.INFLICT_STATUS, pp: 10, damagetype: 'STAT', params: {status: &quot;SLEEP&quot;}}," calcext:value-type="string">
            <text:p>LOVELY_KISS: {name: 'Lovely Kiss', type: Types.NORMAL, power: 0, accuracy: 75, effect: Effects.INFLICT_STATUS, pp: 1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H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G116]&lt;&gt;&quot;&quot;;CONCATENATE(&quot;, damagetype: '&quot;;[.G116];&quot;'&quot;);&quot;&quot;)" office:value-type="string" office:string-value=", damagetype: 'STAT'" calcext:value-type="string">
            <text:p>, damagetype: 'STAT'</text:p>
          </table:table-cell>
          <table:table-cell table:formula="of:=IF([.I116]&lt;&gt;&quot;&quot;;CONCATENATE(&quot;, range: &quot;;[.I116];&quot;&quot;);&quot;&quot;)">
            <text:p/>
          </table:table-cell>
          <table:table-cell table:formula="of:=IF([.J116]&lt;&gt;&quot;&quot;;CONCATENATE(&quot;, params: &quot;;[.J116];&quot;&quot;);&quot;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6:.P116])" office:value-type="string" office:string-value="POISON_GAS: {name: 'Poison Gas', type: Types.POISON, power: 0, accuracy: 90, effect: Effects.INFLICT_STATUS, pp: 40, damagetype: 'STAT', params: {status: &quot;POISON&quot;}}," calcext:value-type="string">
            <text:p>POISON_GAS: {name: 'Poison Gas', type: Types.POISON, power: 0, accuracy: 90, effect: Effects.INFLICT_STATUS, pp: 40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H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G117]&lt;&gt;&quot;&quot;;CONCATENATE(&quot;, damagetype: '&quot;;[.G117];&quot;'&quot;);&quot;&quot;)" office:value-type="string" office:string-value=", damagetype: 'STAT'" calcext:value-type="string">
            <text:p>, damagetype: 'STAT'</text:p>
          </table:table-cell>
          <table:table-cell table:formula="of:=IF([.I117]&lt;&gt;&quot;&quot;;CONCATENATE(&quot;, range: &quot;;[.I117];&quot;&quot;);&quot;&quot;)">
            <text:p/>
          </table:table-cell>
          <table:table-cell table:formula="of:=IF([.J117]&lt;&gt;&quot;&quot;;CONCATENATE(&quot;, params: &quot;;[.J117];&quot;&quot;);&quot;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7:.P117])" office:value-type="string" office:string-value="POISON_POWDER: {name: 'Poison Powder', type: Types.POISON, power: 0, accuracy: 75, effect: Effects.INFLICT_STATUS, pp: 35, damagetype: 'STAT', params: {status: &quot;POISON&quot;}}," calcext:value-type="string">
            <text:p>POISON_POWDER: {name: 'Poison Powder', type: Types.POISON, power: 0, accuracy: 75, effect: Effects.INFLICT_STATUS, pp: 35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H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G118]&lt;&gt;&quot;&quot;;CONCATENATE(&quot;, damagetype: '&quot;;[.G118];&quot;'&quot;);&quot;&quot;)" office:value-type="string" office:string-value=", damagetype: 'STAT'" calcext:value-type="string">
            <text:p>, damagetype: 'STAT'</text:p>
          </table:table-cell>
          <table:table-cell table:formula="of:=IF([.I118]&lt;&gt;&quot;&quot;;CONCATENATE(&quot;, range: &quot;;[.I118];&quot;&quot;);&quot;&quot;)">
            <text:p/>
          </table:table-cell>
          <table:table-cell table:formula="of:=IF([.J118]&lt;&gt;&quot;&quot;;CONCATENATE(&quot;, params: &quot;;[.J118];&quot;&quot;);&quot;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8:.P118])" office:value-type="string" office:string-value="SING: {name: 'Sing', type: Types.NORMAL, power: 0, accuracy: 55, effect: Effects.INFLICT_STATUS, pp: 15, damagetype: 'STAT', params: {status: &quot;SLEEP&quot;}}," calcext:value-type="string">
            <text:p>SING: {name: 'Sing', type: Types.NORMAL, power: 0, accuracy: 5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H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G119]&lt;&gt;&quot;&quot;;CONCATENATE(&quot;, damagetype: '&quot;;[.G119];&quot;'&quot;);&quot;&quot;)" office:value-type="string" office:string-value=", damagetype: 'STAT'" calcext:value-type="string">
            <text:p>, damagetype: 'STAT'</text:p>
          </table:table-cell>
          <table:table-cell table:formula="of:=IF([.I119]&lt;&gt;&quot;&quot;;CONCATENATE(&quot;, range: &quot;;[.I119];&quot;&quot;);&quot;&quot;)">
            <text:p/>
          </table:table-cell>
          <table:table-cell table:formula="of:=IF([.J119]&lt;&gt;&quot;&quot;;CONCATENATE(&quot;, params: &quot;;[.J119];&quot;&quot;);&quot;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9:.P119])" office:value-type="string" office:string-value="SLEEP_POWDER: {name: 'Sleep Powder', type: Types.GRASS, power: 0, accuracy: 75, effect: Effects.INFLICT_STATUS, pp: 15, damagetype: 'STAT', params: {status: &quot;SLEEP&quot;}}," calcext:value-type="string">
            <text:p>SLEEP_POWDER: {name: 'Sleep Powder', type: Types.GRASS, power: 0, accuracy: 7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H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G120]&lt;&gt;&quot;&quot;;CONCATENATE(&quot;, damagetype: '&quot;;[.G120];&quot;'&quot;);&quot;&quot;)" office:value-type="string" office:string-value=", damagetype: 'STAT'" calcext:value-type="string">
            <text:p>, damagetype: 'STAT'</text:p>
          </table:table-cell>
          <table:table-cell table:formula="of:=IF([.I120]&lt;&gt;&quot;&quot;;CONCATENATE(&quot;, range: &quot;;[.I120];&quot;&quot;);&quot;&quot;)">
            <text:p/>
          </table:table-cell>
          <table:table-cell table:formula="of:=IF([.J120]&lt;&gt;&quot;&quot;;CONCATENATE(&quot;, params: &quot;;[.J120];&quot;&quot;);&quot;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20:.P120])" office:value-type="string" office:string-value="SPORE: {name: 'Spore', type: Types.GRASS, power: 0, accuracy: 100, effect: Effects.INFLICT_STATUS, pp: 15, damagetype: 'STAT', params: {status: &quot;SLEEP&quot;}}," calcext:value-type="string">
            <text:p>SPORE: {name: 'Spore', type: Types.GRASS, power: 0, accuracy: 100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H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G121]&lt;&gt;&quot;&quot;;CONCATENATE(&quot;, damagetype: '&quot;;[.G121];&quot;'&quot;);&quot;&quot;)" office:value-type="string" office:string-value=", damagetype: 'STAT'" calcext:value-type="string">
            <text:p>, damagetype: 'STAT'</text:p>
          </table:table-cell>
          <table:table-cell table:formula="of:=IF([.I121]&lt;&gt;&quot;&quot;;CONCATENATE(&quot;, range: &quot;;[.I121];&quot;&quot;);&quot;&quot;)">
            <text:p/>
          </table:table-cell>
          <table:table-cell table:formula="of:=IF([.J121]&lt;&gt;&quot;&quot;;CONCATENATE(&quot;, params: &quot;;[.J121];&quot;&quot;);&quot;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1:.P121])" office:value-type="string" office:string-value="STUN_SPORE: {name: 'Stun Spore', type: Types.GRASS, power: 0, accuracy: 75, effect: Effects.INFLICT_STATUS, pp: 30, damagetype: 'STAT', params: {status: &quot;PARALYSIS&quot;}}," calcext:value-type="string">
            <text:p>STUN_SPORE: {name: 'Stun Spore', type: Types.GRASS, power: 0, accuracy: 75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H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G122]&lt;&gt;&quot;&quot;;CONCATENATE(&quot;, damagetype: '&quot;;[.G122];&quot;'&quot;);&quot;&quot;)" office:value-type="string" office:string-value=", damagetype: 'STAT'" calcext:value-type="string">
            <text:p>, damagetype: 'STAT'</text:p>
          </table:table-cell>
          <table:table-cell table:formula="of:=IF([.I122]&lt;&gt;&quot;&quot;;CONCATENATE(&quot;, range: &quot;;[.I122];&quot;&quot;);&quot;&quot;)">
            <text:p/>
          </table:table-cell>
          <table:table-cell table:formula="of:=IF([.J122]&lt;&gt;&quot;&quot;;CONCATENATE(&quot;, params: &quot;;[.J122];&quot;&quot;);&quot;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22:.P122])" office:value-type="string" office:string-value="SUPERSONIC: {name: 'Supersonic', type: Types.NORMAL, power: 0, accuracy: 55, effect: Effects.INFLICT_STATUS, pp: 20, damagetype: 'STAT', params: {status: &quot;CONFUSION&quot;}}," calcext:value-type="string">
            <text:p>SUPERSONIC: {name: 'Supersonic', type: Types.NORMAL, power: 0, accuracy: 55, effect: Effects.INFLICT_STATUS, pp: 2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H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G123]&lt;&gt;&quot;&quot;;CONCATENATE(&quot;, damagetype: '&quot;;[.G123];&quot;'&quot;);&quot;&quot;)" office:value-type="string" office:string-value=", damagetype: 'STAT'" calcext:value-type="string">
            <text:p>, damagetype: 'STAT'</text:p>
          </table:table-cell>
          <table:table-cell table:formula="of:=IF([.I123]&lt;&gt;&quot;&quot;;CONCATENATE(&quot;, range: &quot;;[.I123];&quot;&quot;);&quot;&quot;)">
            <text:p/>
          </table:table-cell>
          <table:table-cell table:formula="of:=IF([.J123]&lt;&gt;&quot;&quot;;CONCATENATE(&quot;, params: &quot;;[.J123];&quot;&quot;);&quot;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3:.P123])" office:value-type="string" office:string-value="THUNDER_WAVE: {name: 'Thunder Wave', type: Types.ELECTRIC, power: 0, accuracy: 90, effect: Effects.INFLICT_STATUS, pp: 20, damagetype: 'STAT', params: {status: &quot;PARALYSIS&quot;}}," calcext:value-type="string">
            <text:p>THUNDER_WAVE: {name: 'Thunder Wave', type: Types.ELECTRIC, power: 0, accuracy: 90, effect: Effects.INFLICT_STATUS, pp: 2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H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G124]&lt;&gt;&quot;&quot;;CONCATENATE(&quot;, damagetype: '&quot;;[.G124];&quot;'&quot;);&quot;&quot;)" office:value-type="string" office:string-value=", damagetype: 'STAT'" calcext:value-type="string">
            <text:p>, damagetype: 'STAT'</text:p>
          </table:table-cell>
          <table:table-cell table:formula="of:=IF([.I124]&lt;&gt;&quot;&quot;;CONCATENATE(&quot;, range: &quot;;[.I124];&quot;&quot;);&quot;&quot;)">
            <text:p/>
          </table:table-cell>
          <table:table-cell table:formula="of:=IF([.J124]&lt;&gt;&quot;&quot;;CONCATENATE(&quot;, params: &quot;;[.J124];&quot;&quot;);&quot;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formula="of:=COM.MICROSOFT.CONCAT([.L124:.P124])" office:value-type="string" office:string-value="TOXIC: {name: 'Toxic', type: Types.POISON, power: 0, accuracy: 90, effect: Effects.INFLICT_STATUS, pp: 10, damagetype: 'STAT', params: {status: &quot;BAD_POISON&quot;}}," calcext:value-type="string">
            <text:p>TOXIC: {name: 'Toxic', type: Types.POISON, power: 0, accuracy: 90, effect: Effects.INFLICT_STATUS, pp: 10, damagetype: 'STAT'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H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G125]&lt;&gt;&quot;&quot;;CONCATENATE(&quot;, damagetype: '&quot;;[.G125];&quot;'&quot;);&quot;&quot;)" office:value-type="string" office:string-value=", damagetype: 'STAT'" calcext:value-type="string">
            <text:p>, damagetype: 'STAT'</text:p>
          </table:table-cell>
          <table:table-cell table:formula="of:=IF([.I125]&lt;&gt;&quot;&quot;;CONCATENATE(&quot;, range: &quot;;[.I125];&quot;&quot;);&quot;&quot;)">
            <text:p/>
          </table:table-cell>
          <table:table-cell table:formula="of:=IF([.J125]&lt;&gt;&quot;&quot;;CONCATENATE(&quot;, params: &quot;;[.J125];&quot;&quot;);&quot;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formula="of:=COM.MICROSOFT.CONCAT([.L125:.P125])" office:value-type="string" office:string-value="LEECH_SEED: {name: 'Leech Seed', type: Types.GRASS, power: 0, accuracy: 90, effect: Effects.INFLICT_STATUS, pp: 10, damagetype: 'STAT', params: {status: &quot;SEEDED&quot;}}," calcext:value-type="string">
            <text:p>LEECH_SEED: {name: 'Leech Seed', type: Types.GRASS, power: 0, accuracy: 90, effect: Effects.INFLICT_STATUS, pp: 10, damagetype: 'STAT'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H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G126]&lt;&gt;&quot;&quot;;CONCATENATE(&quot;, damagetype: '&quot;;[.G126];&quot;'&quot;);&quot;&quot;)" office:value-type="string" office:string-value=", damagetype: 'PHYS'" calcext:value-type="string">
            <text:p>, damagetype: 'PHYS'</text:p>
          </table:table-cell>
          <table:table-cell table:formula="of:=IF([.I126]&lt;&gt;&quot;&quot;;CONCATENATE(&quot;, range: &quot;;[.I126];&quot;&quot;);&quot;&quot;)">
            <text:p/>
          </table:table-cell>
          <table:table-cell table:formula="of:=IF([.J126]&lt;&gt;&quot;&quot;;CONCATENATE(&quot;, params: &quot;;[.J12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26:.P126])" office:value-type="string" office:string-value="FISSURE: {name: 'Fissure', type: Types.GROUND, power: 0, accuracy: 0, effect: Effects.KO, pp: 5, damagetype: 'PHYS'}," calcext:value-type="string">
            <text:p>FISSURE: {name: 'Fissure', type: Types.GROUND, power: 0, accuracy: 0, effect: Effects.KO, pp: 5, damagetype: 'PHYS'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H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G127]&lt;&gt;&quot;&quot;;CONCATENATE(&quot;, damagetype: '&quot;;[.G127];&quot;'&quot;);&quot;&quot;)" office:value-type="string" office:string-value=", damagetype: 'PHYS'" calcext:value-type="string">
            <text:p>, damagetype: 'PHYS'</text:p>
          </table:table-cell>
          <table:table-cell table:formula="of:=IF([.I127]&lt;&gt;&quot;&quot;;CONCATENATE(&quot;, range: &quot;;[.I127];&quot;&quot;);&quot;&quot;)">
            <text:p/>
          </table:table-cell>
          <table:table-cell table:formula="of:=IF([.J127]&lt;&gt;&quot;&quot;;CONCATENATE(&quot;, params: &quot;;[.J127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27:.P127])" office:value-type="string" office:string-value="GUILLOTINE: {name: 'Guillotine', type: Types.NORMAL, power: 0, accuracy: 0, effect: Effects.KO, pp: 5, damagetype: 'PHYS'}," calcext:value-type="string">
            <text:p>GUILLOTINE: {name: 'Guillotine', type: Types.NORMAL, power: 0, accuracy: 0, effect: Effects.KO, pp: 5, damagetype: 'PHYS'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H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G128]&lt;&gt;&quot;&quot;;CONCATENATE(&quot;, damagetype: '&quot;;[.G128];&quot;'&quot;);&quot;&quot;)" office:value-type="string" office:string-value=", damagetype: 'PHYS'" calcext:value-type="string">
            <text:p>, damagetype: 'PHYS'</text:p>
          </table:table-cell>
          <table:table-cell table:formula="of:=IF([.I128]&lt;&gt;&quot;&quot;;CONCATENATE(&quot;, range: &quot;;[.I128];&quot;&quot;);&quot;&quot;)">
            <text:p/>
          </table:table-cell>
          <table:table-cell table:formula="of:=IF([.J128]&lt;&gt;&quot;&quot;;CONCATENATE(&quot;, params: &quot;;[.J12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28:.P128])" office:value-type="string" office:string-value="HORN_DRILL: {name: 'Horn Drill', type: Types.NORMAL, power: 0, accuracy: 0, effect: Effects.KO, pp: 5, damagetype: 'PHYS'}," calcext:value-type="string">
            <text:p>HORN_DRILL: {name: 'Horn Drill', type: Types.NORMAL, power: 0, accuracy: 0, effect: Effects.KO, pp: 5, damagetype: 'PHYS'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H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G129]&lt;&gt;&quot;&quot;;CONCATENATE(&quot;, damagetype: '&quot;;[.G129];&quot;'&quot;);&quot;&quot;)" office:value-type="string" office:string-value=", damagetype: 'STAT'" calcext:value-type="string">
            <text:p>, damagetype: 'STAT'</text:p>
          </table:table-cell>
          <table:table-cell table:formula="of:=IF([.I129]&lt;&gt;&quot;&quot;;CONCATENATE(&quot;, range: &quot;;[.I129];&quot;&quot;);&quot;&quot;)">
            <text:p/>
          </table:table-cell>
          <table:table-cell table:formula="of:=IF([.J129]&lt;&gt;&quot;&quot;;CONCATENATE(&quot;, params: &quot;;[.J129];&quot;&quot;);&quot;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29:.P129])" office:value-type="string" office:string-value="FLASH: {name: 'Flash', type: Types.NORMAL, power: 0, accuracy: 100, effect: Effects.LOWER_STAT, pp: 20, damagetype: 'STAT', params: {stat: &quot;ACCURACY&quot;}}," calcext:value-type="string">
            <text:p>FLASH: {name: 'Flash', type: Types.NORMAL, power: 0, accuracy: 100, effect: Effects.LOWER_STAT, pp: 20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H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G130]&lt;&gt;&quot;&quot;;CONCATENATE(&quot;, damagetype: '&quot;;[.G130];&quot;'&quot;);&quot;&quot;)" office:value-type="string" office:string-value=", damagetype: 'STAT'" calcext:value-type="string">
            <text:p>, damagetype: 'STAT'</text:p>
          </table:table-cell>
          <table:table-cell table:formula="of:=IF([.I130]&lt;&gt;&quot;&quot;;CONCATENATE(&quot;, range: &quot;;[.I130];&quot;&quot;);&quot;&quot;)">
            <text:p/>
          </table:table-cell>
          <table:table-cell table:formula="of:=IF([.J130]&lt;&gt;&quot;&quot;;CONCATENATE(&quot;, params: &quot;;[.J130];&quot;&quot;);&quot;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30:.P130])" office:value-type="string" office:string-value="GROWL: {name: 'Growl', type: Types.NORMAL, power: 0, accuracy: 100, effect: Effects.LOWER_STAT, pp: 40, damagetype: 'STAT', params: {stat: &quot;ATTACK&quot;}}," calcext:value-type="string">
            <text:p>GROWL: {name: 'Growl', type: Types.NORMAL, power: 0, accuracy: 100, effect: Effects.LOWER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H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G131]&lt;&gt;&quot;&quot;;CONCATENATE(&quot;, damagetype: '&quot;;[.G131];&quot;'&quot;);&quot;&quot;)" office:value-type="string" office:string-value=", damagetype: 'STAT'" calcext:value-type="string">
            <text:p>, damagetype: 'STAT'</text:p>
          </table:table-cell>
          <table:table-cell table:formula="of:=IF([.I131]&lt;&gt;&quot;&quot;;CONCATENATE(&quot;, range: &quot;;[.I131];&quot;&quot;);&quot;&quot;)">
            <text:p/>
          </table:table-cell>
          <table:table-cell table:formula="of:=IF([.J131]&lt;&gt;&quot;&quot;;CONCATENATE(&quot;, params: &quot;;[.J131];&quot;&quot;);&quot;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1:.P131])" office:value-type="string" office:string-value="KINESIS: {name: 'Kinesis', type: Types.PSYCHIC, power: 0, accuracy: 80, effect: Effects.LOWER_STAT, pp: 15, damagetype: 'STAT', params: {stat: &quot;ACCURACY&quot;}}," calcext:value-type="string">
            <text:p>KINESIS: {name: 'Kinesis', type: Types.PSYCHIC, power: 0, accuracy: 80, effect: Effects.LOWER_STAT, pp: 15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H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G132]&lt;&gt;&quot;&quot;;CONCATENATE(&quot;, damagetype: '&quot;;[.G132];&quot;'&quot;);&quot;&quot;)" office:value-type="string" office:string-value=", damagetype: 'STAT'" calcext:value-type="string">
            <text:p>, damagetype: 'STAT'</text:p>
          </table:table-cell>
          <table:table-cell table:formula="of:=IF([.I132]&lt;&gt;&quot;&quot;;CONCATENATE(&quot;, range: &quot;;[.I132];&quot;&quot;);&quot;&quot;)">
            <text:p/>
          </table:table-cell>
          <table:table-cell table:formula="of:=IF([.J132]&lt;&gt;&quot;&quot;;CONCATENATE(&quot;, params: &quot;;[.J132];&quot;&quot;);&quot;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32:.P132])" office:value-type="string" office:string-value="LEER: {name: 'Leer', type: Types.NORMAL, power: 0, accuracy: 100, effect: Effects.LOWER_STAT, pp: 30, damagetype: 'STAT', params: {stat: &quot;DEFENSE&quot;}}," calcext:value-type="string">
            <text:p>LEER: {name: 'Leer', type: Types.NORMAL, power: 0, accuracy: 100, effect: Effects.LOWER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H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G133]&lt;&gt;&quot;&quot;;CONCATENATE(&quot;, damagetype: '&quot;;[.G133];&quot;'&quot;);&quot;&quot;)" office:value-type="string" office:string-value=", damagetype: 'STAT'" calcext:value-type="string">
            <text:p>, damagetype: 'STAT'</text:p>
          </table:table-cell>
          <table:table-cell table:formula="of:=IF([.I133]&lt;&gt;&quot;&quot;;CONCATENATE(&quot;, range: &quot;;[.I133];&quot;&quot;);&quot;&quot;)">
            <text:p/>
          </table:table-cell>
          <table:table-cell table:formula="of:=IF([.J133]&lt;&gt;&quot;&quot;;CONCATENATE(&quot;, params: &quot;;[.J133];&quot;&quot;);&quot;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3:.P133])" office:value-type="string" office:string-value="SAND_ATTACK: {name: 'Sand Attack', type: Types.GROUND, power: 0, accuracy: 100, effect: Effects.LOWER_STAT, pp: 15, damagetype: 'STAT', params: {stat: &quot;ACCURACY&quot;}}," calcext:value-type="string">
            <text:p>SAND_ATTACK: {name: 'Sand Attack', type: Types.GROUND, power: 0, accuracy: 100, effect: Effects.LOWER_STAT, pp: 15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H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G134]&lt;&gt;&quot;&quot;;CONCATENATE(&quot;, damagetype: '&quot;;[.G134];&quot;'&quot;);&quot;&quot;)" office:value-type="string" office:string-value=", damagetype: 'STAT'" calcext:value-type="string">
            <text:p>, damagetype: 'STAT'</text:p>
          </table:table-cell>
          <table:table-cell table:formula="of:=IF([.I134]&lt;&gt;&quot;&quot;;CONCATENATE(&quot;, range: &quot;;[.I134];&quot;&quot;);&quot;&quot;)">
            <text:p/>
          </table:table-cell>
          <table:table-cell table:formula="of:=IF([.J134]&lt;&gt;&quot;&quot;;CONCATENATE(&quot;, params: &quot;;[.J134];&quot;&quot;);&quot;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34:.P134])" office:value-type="string" office:string-value="SCREECH: {name: 'Screech', type: Types.NORMAL, power: 0, accuracy: 85, effect: Effects.LOWER_STAT, pp: 40, damagetype: 'STAT', params: {stat: &quot;DEFENSE&quot;, level: 2}}," calcext:value-type="string">
            <text:p>SCREECH: {name: 'Screech', type: Types.NORMAL, power: 0, accuracy: 85, effect: Effects.LOWER_STAT, pp: 4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URACY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H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G135]&lt;&gt;&quot;&quot;;CONCATENATE(&quot;, damagetype: '&quot;;[.G135];&quot;'&quot;);&quot;&quot;)" office:value-type="string" office:string-value=", damagetype: 'STAT'" calcext:value-type="string">
            <text:p>, damagetype: 'STAT'</text:p>
          </table:table-cell>
          <table:table-cell table:formula="of:=IF([.I135]&lt;&gt;&quot;&quot;;CONCATENATE(&quot;, range: &quot;;[.I135];&quot;&quot;);&quot;&quot;)">
            <text:p/>
          </table:table-cell>
          <table:table-cell table:formula="of:=IF([.J135]&lt;&gt;&quot;&quot;;CONCATENATE(&quot;, params: &quot;;[.J135];&quot;&quot;);&quot;&quot;)" office:value-type="string" office:string-value=", params: {stat: &quot;ACCURACY&quot;}" calcext:value-type="string">
            <text:p>, params: {stat: "ACCURACY"}</text:p>
          </table:table-cell>
          <table:table-cell office:value-type="string" calcext:value-type="string">
            <text:p>},</text:p>
          </table:table-cell>
          <table:table-cell table:formula="of:=COM.MICROSOFT.CONCAT([.L135:.P135])" office:value-type="string" office:string-value="SMOKESCREEN: {name: 'Smokescreen', type: Types.NORMAL, power: 0, accuracy: 100, effect: Effects.LOWER_STAT, pp: 20, damagetype: 'STAT', params: {stat: &quot;ACCURACY&quot;}}," calcext:value-type="string">
            <text:p>SMOKESCREEN: {name: 'Smokescreen', type: Types.NORMAL, power: 0, accuracy: 100, effect: Effects.LOWER_STAT, pp: 20, damagetype: 'STAT', params: {stat: "ACCURACY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SPEE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H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G136]&lt;&gt;&quot;&quot;;CONCATENATE(&quot;, damagetype: '&quot;;[.G136];&quot;'&quot;);&quot;&quot;)" office:value-type="string" office:string-value=", damagetype: 'STAT'" calcext:value-type="string">
            <text:p>, damagetype: 'STAT'</text:p>
          </table:table-cell>
          <table:table-cell table:formula="of:=IF([.I136]&lt;&gt;&quot;&quot;;CONCATENATE(&quot;, range: &quot;;[.I136];&quot;&quot;);&quot;&quot;)">
            <text:p/>
          </table:table-cell>
          <table:table-cell table:formula="of:=IF([.J136]&lt;&gt;&quot;&quot;;CONCATENATE(&quot;, params: &quot;;[.J136];&quot;&quot;);&quot;&quot;)" office:value-type="string" office:string-value=", params: {stat: &quot;SPEED&quot;, level: 2}" calcext:value-type="string">
            <text:p>, params: {stat: "SPEED", level: 2}</text:p>
          </table:table-cell>
          <table:table-cell office:value-type="string" calcext:value-type="string">
            <text:p>},</text:p>
          </table:table-cell>
          <table:table-cell table:formula="of:=COM.MICROSOFT.CONCAT([.L136:.P136])" office:value-type="string" office:string-value="STRING_SHOT: {name: 'String Shot', type: Types.BUG, power: 0, accuracy: 95, effect: Effects.LOWER_STAT, pp: 40, damagetype: 'STAT', params: {stat: &quot;SPEED&quot;, level: 2}}," calcext:value-type="string">
            <text:p>STRING_SHOT: {name: 'String Shot', type: Types.BUG, power: 0, accuracy: 95, effect: Effects.LOWER_STAT, pp: 40, damagetype: 'STAT', params: {stat: "SPEE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H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G137]&lt;&gt;&quot;&quot;;CONCATENATE(&quot;, damagetype: '&quot;;[.G137];&quot;'&quot;);&quot;&quot;)" office:value-type="string" office:string-value=", damagetype: 'STAT'" calcext:value-type="string">
            <text:p>, damagetype: 'STAT'</text:p>
          </table:table-cell>
          <table:table-cell table:formula="of:=IF([.I137]&lt;&gt;&quot;&quot;;CONCATENATE(&quot;, range: &quot;;[.I137];&quot;&quot;);&quot;&quot;)">
            <text:p/>
          </table:table-cell>
          <table:table-cell table:formula="of:=IF([.J137]&lt;&gt;&quot;&quot;;CONCATENATE(&quot;, params: &quot;;[.J137];&quot;&quot;);&quot;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37:.P137])" office:value-type="string" office:string-value="TAIL_WHIP: {name: 'Tail Whip', type: Types.NORMAL, power: 0, accuracy: 100, effect: Effects.LOWER_STAT, pp: 30, damagetype: 'STAT', params: {stat: &quot;DEFENSE&quot;}}," calcext:value-type="string">
            <text:p>TAIL_WHIP: {name: 'Tail Whip', type: Types.NORMAL, power: 0, accuracy: 100, effect: Effects.LOWER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H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G138]&lt;&gt;&quot;&quot;;CONCATENATE(&quot;, damagetype: '&quot;;[.G138];&quot;'&quot;);&quot;&quot;)" office:value-type="string" office:string-value=", damagetype: 'STAT'" calcext:value-type="string">
            <text:p>, damagetype: 'STAT'</text:p>
          </table:table-cell>
          <table:table-cell table:formula="of:=IF([.I138]&lt;&gt;&quot;&quot;;CONCATENATE(&quot;, range: &quot;;[.I138];&quot;&quot;);&quot;&quot;)">
            <text:p/>
          </table:table-cell>
          <table:table-cell table:formula="of:=IF([.J138]&lt;&gt;&quot;&quot;;CONCATENATE(&quot;, params: &quot;;[.J138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38:.P138])" office:value-type="string" office:string-value="SPLASH: {name: 'Splash', type: Types.NORMAL, power: 0, accuracy: 0, effect: Effects.NOTHING, pp: 40, damagetype: 'STAT'}," calcext:value-type="string">
            <text:p>SPLASH: {name: 'Splash', type: Types.NORMAL, power: 0, accuracy: 0, effect: Effects.NOTHING, pp: 40, damagetype: 'STAT'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DE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H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G139]&lt;&gt;&quot;&quot;;CONCATENATE(&quot;, damagetype: '&quot;;[.G139];&quot;'&quot;);&quot;&quot;)" office:value-type="string" office:string-value=", damagetype: 'SPEC'" calcext:value-type="string">
            <text:p>, damagetype: 'SPEC'</text:p>
          </table:table-cell>
          <table:table-cell table:formula="of:=IF([.I139]&lt;&gt;&quot;&quot;;CONCATENATE(&quot;, range: &quot;;[.I139];&quot;&quot;);&quot;&quot;)">
            <text:p/>
          </table:table-cell>
          <table:table-cell table:formula="of:=IF([.J139]&lt;&gt;&quot;&quot;;CONCATENATE(&quot;, params: &quot;;[.J139];&quot;&quot;);&quot;&quot;)" office:value-type="string" office:string-value=", params: {stat: &quot;EVADE&quot;}" calcext:value-type="string">
            <text:p>, params: {stat: "EVADE"}</text:p>
          </table:table-cell>
          <table:table-cell office:value-type="string" calcext:value-type="string">
            <text:p>},</text:p>
          </table:table-cell>
          <table:table-cell table:formula="of:=COM.MICROSOFT.CONCAT([.L139:.P139])" office:value-type="string" office:string-value="DOUBLE_TEAM: {name: 'Double Team', type: Types.NORMAL, power: 0, accuracy: 0, effect: Effects.RAISE_STAT, pp: 15, damagetype: 'SPEC', params: {stat: &quot;EVADE&quot;}}," calcext:value-type="string">
            <text:p>DOUBLE_TEAM: {name: 'Double Team', type: Types.NORMAL, power: 0, accuracy: 0, effect: Effects.RAISE_STAT, pp: 15, damagetype: 'SPEC', params: {stat: "EVADE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H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G140]&lt;&gt;&quot;&quot;;CONCATENATE(&quot;, damagetype: '&quot;;[.G140];&quot;'&quot;);&quot;&quot;)" office:value-type="string" office:string-value=", damagetype: 'STAT'" calcext:value-type="string">
            <text:p>, damagetype: 'STAT'</text:p>
          </table:table-cell>
          <table:table-cell table:formula="of:=IF([.I140]&lt;&gt;&quot;&quot;;CONCATENATE(&quot;, range: &quot;;[.I140];&quot;&quot;);&quot;&quot;)">
            <text:p/>
          </table:table-cell>
          <table:table-cell table:formula="of:=IF([.J140]&lt;&gt;&quot;&quot;;CONCATENATE(&quot;, params: &quot;;[.J140];&quot;&quot;);&quot;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0:.P140])" office:value-type="string" office:string-value="ACID_ARMOR: {name: 'Acid Armor', type: Types.POISON, power: 0, accuracy: 0, effect: Effects.RAISE_STAT, pp: 20, damagetype: 'STAT', params: {stat: &quot;DEFENSE&quot;, level: 2}}," calcext:value-type="string">
            <text:p>ACID_ARMOR: {name: 'Acid Armor', type: Types.POISON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EE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H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G141]&lt;&gt;&quot;&quot;;CONCATENATE(&quot;, damagetype: '&quot;;[.G141];&quot;'&quot;);&quot;&quot;)" office:value-type="string" office:string-value=", damagetype: 'STAT'" calcext:value-type="string">
            <text:p>, damagetype: 'STAT'</text:p>
          </table:table-cell>
          <table:table-cell table:formula="of:=IF([.I141]&lt;&gt;&quot;&quot;;CONCATENATE(&quot;, range: &quot;;[.I141];&quot;&quot;);&quot;&quot;)">
            <text:p/>
          </table:table-cell>
          <table:table-cell table:formula="of:=IF([.J141]&lt;&gt;&quot;&quot;;CONCATENATE(&quot;, params: &quot;;[.J141];&quot;&quot;);&quot;&quot;)" office:value-type="string" office:string-value=", params: {stat: &quot;SPEED&quot;, level: 2}" calcext:value-type="string">
            <text:p>, params: {stat: "SPEED", level: 2}</text:p>
          </table:table-cell>
          <table:table-cell office:value-type="string" calcext:value-type="string">
            <text:p>},</text:p>
          </table:table-cell>
          <table:table-cell table:formula="of:=COM.MICROSOFT.CONCAT([.L141:.P141])" office:value-type="string" office:string-value="AGILITY: {name: 'Agility', type: Types.PSYCHIC, power: 0, accuracy: 0, effect: Effects.RAISE_STAT, pp: 30, damagetype: 'STAT', params: {stat: &quot;SPEED&quot;, level: 2}}," calcext:value-type="string">
            <text:p>AGILITY: {name: 'Agility', type: Types.PSYCHIC, power: 0, accuracy: 0, effect: Effects.RAISE_STAT, pp: 30, damagetype: 'STAT', params: {stat: "SPEE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ENSE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H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G142]&lt;&gt;&quot;&quot;;CONCATENATE(&quot;, damagetype: '&quot;;[.G142];&quot;'&quot;);&quot;&quot;)" office:value-type="string" office:string-value=", damagetype: 'STAT'" calcext:value-type="string">
            <text:p>, damagetype: 'STAT'</text:p>
          </table:table-cell>
          <table:table-cell table:formula="of:=IF([.I142]&lt;&gt;&quot;&quot;;CONCATENATE(&quot;, range: &quot;;[.I142];&quot;&quot;);&quot;&quot;)">
            <text:p/>
          </table:table-cell>
          <table:table-cell table:formula="of:=IF([.J142]&lt;&gt;&quot;&quot;;CONCATENATE(&quot;, params: &quot;;[.J142];&quot;&quot;);&quot;&quot;)" office:value-type="string" office:string-value=", params: {stat: &quot;SP_DEFENSE&quot;, level: 2}" calcext:value-type="string">
            <text:p>, params: {stat: "SP_DEFENSE", level: 2}</text:p>
          </table:table-cell>
          <table:table-cell office:value-type="string" calcext:value-type="string">
            <text:p>},</text:p>
          </table:table-cell>
          <table:table-cell table:formula="of:=COM.MICROSOFT.CONCAT([.L142:.P142])" office:value-type="string" office:string-value="AMNESIA: {name: 'Amnesia', type: Types.PSYCHIC, power: 0, accuracy: 0, effect: Effects.RAISE_STAT, pp: 20, damagetype: 'STAT', params: {stat: &quot;SP_DEFENSE&quot;, level: 2}}," calcext:value-type="string">
            <text:p>AMNESIA: {name: 'Amnesia', type: Types.PSYCHIC, power: 0, accuracy: 0, effect: Effects.RAISE_STAT, pp: 20, damagetype: 'STAT', params: {stat: "SP_DEFENSE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H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G143]&lt;&gt;&quot;&quot;;CONCATENATE(&quot;, damagetype: '&quot;;[.G143];&quot;'&quot;);&quot;&quot;)" office:value-type="string" office:string-value=", damagetype: 'STAT'" calcext:value-type="string">
            <text:p>, damagetype: 'STAT'</text:p>
          </table:table-cell>
          <table:table-cell table:formula="of:=IF([.I143]&lt;&gt;&quot;&quot;;CONCATENATE(&quot;, range: &quot;;[.I143];&quot;&quot;);&quot;&quot;)">
            <text:p/>
          </table:table-cell>
          <table:table-cell table:formula="of:=IF([.J143]&lt;&gt;&quot;&quot;;CONCATENATE(&quot;, params: &quot;;[.J143];&quot;&quot;);&quot;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3:.P143])" office:value-type="string" office:string-value="BARRIER: {name: 'Barrier', type: Types.PSYCHIC, power: 0, accuracy: 0, effect: Effects.RAISE_STAT, pp: 20, damagetype: 'STAT', params: {stat: &quot;DEFENSE&quot;, level: 2}}," calcext:value-type="string">
            <text:p>BARRIER: {name: 'Barrier', type: Types.PSYCHIC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H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G144]&lt;&gt;&quot;&quot;;CONCATENATE(&quot;, damagetype: '&quot;;[.G144];&quot;'&quot;);&quot;&quot;)" office:value-type="string" office:string-value=", damagetype: 'STAT'" calcext:value-type="string">
            <text:p>, damagetype: 'STAT'</text:p>
          </table:table-cell>
          <table:table-cell table:formula="of:=IF([.I144]&lt;&gt;&quot;&quot;;CONCATENATE(&quot;, range: &quot;;[.I144];&quot;&quot;);&quot;&quot;)">
            <text:p/>
          </table:table-cell>
          <table:table-cell table:formula="of:=IF([.J144]&lt;&gt;&quot;&quot;;CONCATENATE(&quot;, params: &quot;;[.J144];&quot;&quot;);&quot;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44:.P144])" office:value-type="string" office:string-value="DEFENSE_CURL: {name: 'Defense Curl', type: Types.NORMAL, power: 0, accuracy: 0, effect: Effects.RAISE_STAT, pp: 40, damagetype: 'STAT', params: {stat: &quot;DEFENSE&quot;}}," calcext:value-type="string">
            <text:p>DEFENSE_CURL: {name: 'Defense Curl', type: Types.NORMAL, power: 0, accuracy: 0, effect: Effects.RAISE_STAT, pp: 4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CRITICAL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H145])" office:value-type="string" office:string-value="FOCUS_ENERGY: {name: 'Focus Energy', type: Types.NORMAL, power: 0, accuracy: 0, effect: Effects.RAISE_STAT, pp: 30" calcext:value-type="string">
            <text:p>FOCUS_ENERGY: {name: 'Focus Energy', type: Types.NORMAL, power: 0, accuracy: 0, effect: Effects.RAISE_STAT, pp: 30</text:p>
          </table:table-cell>
          <table:table-cell table:formula="of:=IF([.G145]&lt;&gt;&quot;&quot;;CONCATENATE(&quot;, damagetype: '&quot;;[.G145];&quot;'&quot;);&quot;&quot;)" office:value-type="string" office:string-value=", damagetype: 'STAT'" calcext:value-type="string">
            <text:p>, damagetype: 'STAT'</text:p>
          </table:table-cell>
          <table:table-cell table:formula="of:=IF([.I145]&lt;&gt;&quot;&quot;;CONCATENATE(&quot;, range: &quot;;[.I145];&quot;&quot;);&quot;&quot;)">
            <text:p/>
          </table:table-cell>
          <table:table-cell table:formula="of:=IF([.J145]&lt;&gt;&quot;&quot;;CONCATENATE(&quot;, params: &quot;;[.J145];&quot;&quot;);&quot;&quot;)" office:value-type="string" office:string-value=", params: {stat: &quot;CRITICAL&quot;}" calcext:value-type="string">
            <text:p>, params: {stat: "CRITICAL"}</text:p>
          </table:table-cell>
          <table:table-cell office:value-type="string" calcext:value-type="string">
            <text:p>},</text:p>
          </table:table-cell>
          <table:table-cell table:formula="of:=COM.MICROSOFT.CONCAT([.L145:.P145])" office:value-type="string" office:string-value="FOCUS_ENERGY: {name: 'Focus Energy', type: Types.NORMAL, power: 0, accuracy: 0, effect: Effects.RAISE_STAT, pp: 30, damagetype: 'STAT', params: {stat: &quot;CRITICAL&quot;}}," calcext:value-type="string">
            <text:p>FOCUS_ENERGY: {name: 'Focus Energy', type: Types.NORMAL, power: 0, accuracy: 0, effect: Effects.RAISE_STAT, pp: 30, damagetype: 'STAT', params: {stat: "CRITICAL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H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G146]&lt;&gt;&quot;&quot;;CONCATENATE(&quot;, damagetype: '&quot;;[.G146];&quot;'&quot;);&quot;&quot;)" office:value-type="string" office:string-value=", damagetype: 'STAT'" calcext:value-type="string">
            <text:p>, damagetype: 'STAT'</text:p>
          </table:table-cell>
          <table:table-cell table:formula="of:=IF([.I146]&lt;&gt;&quot;&quot;;CONCATENATE(&quot;, range: &quot;;[.I146];&quot;&quot;);&quot;&quot;)">
            <text:p/>
          </table:table-cell>
          <table:table-cell table:formula="of:=IF([.J146]&lt;&gt;&quot;&quot;;CONCATENATE(&quot;, params: &quot;;[.J146];&quot;&quot;);&quot;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46:.P146])" office:value-type="string" office:string-value="GROWTH: {name: 'Growth', type: Types.NORMAL, power: 0, accuracy: 0, effect: Effects.RAISE_STAT, pp: 40, damagetype: 'STAT', params: {stat: &quot;ATTACK&quot;}}," calcext:value-type="string">
            <text:p>GROWTH: {name: 'Growth', type: Types.NORMAL, power: 0, accuracy: 0, effect: Effects.RAISE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H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G147]&lt;&gt;&quot;&quot;;CONCATENATE(&quot;, damagetype: '&quot;;[.G147];&quot;'&quot;);&quot;&quot;)" office:value-type="string" office:string-value=", damagetype: 'STAT'" calcext:value-type="string">
            <text:p>, damagetype: 'STAT'</text:p>
          </table:table-cell>
          <table:table-cell table:formula="of:=IF([.I147]&lt;&gt;&quot;&quot;;CONCATENATE(&quot;, range: &quot;;[.I147];&quot;&quot;);&quot;&quot;)">
            <text:p/>
          </table:table-cell>
          <table:table-cell table:formula="of:=IF([.J147]&lt;&gt;&quot;&quot;;CONCATENATE(&quot;, params: &quot;;[.J147];&quot;&quot;);&quot;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47:.P147])" office:value-type="string" office:string-value="HARDEN: {name: 'Harden', type: Types.NORMAL, power: 0, accuracy: 0, effect: Effects.RAISE_STAT, pp: 30, damagetype: 'STAT', params: {stat: &quot;DEFENSE&quot;}}," calcext:value-type="string">
            <text:p>HARDEN: {name: 'Harden', type: Types.NORMAL, power: 0, accuracy: 0, effect: Effects.RAISE_STAT, pp: 3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H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G148]&lt;&gt;&quot;&quot;;CONCATENATE(&quot;, damagetype: '&quot;;[.G148];&quot;'&quot;);&quot;&quot;)" office:value-type="string" office:string-value=", damagetype: 'STAT'" calcext:value-type="string">
            <text:p>, damagetype: 'STAT'</text:p>
          </table:table-cell>
          <table:table-cell table:formula="of:=IF([.I148]&lt;&gt;&quot;&quot;;CONCATENATE(&quot;, range: &quot;;[.I148];&quot;&quot;);&quot;&quot;)">
            <text:p/>
          </table:table-cell>
          <table:table-cell table:formula="of:=IF([.J148]&lt;&gt;&quot;&quot;;CONCATENATE(&quot;, params: &quot;;[.J148];&quot;&quot;);&quot;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48:.P148])" office:value-type="string" office:string-value="MEDITATE: {name: 'Meditate', type: Types.PSYCHIC, power: 0, accuracy: 0, effect: Effects.RAISE_STAT, pp: 40, damagetype: 'STAT', params: {stat: &quot;ATTACK&quot;}}," calcext:value-type="string">
            <text:p>MEDITATE: {name: 'Meditate', type: Types.PSYCHIC, power: 0, accuracy: 0, effect: Effects.RAISE_STAT, pp: 4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H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G149]&lt;&gt;&quot;&quot;;CONCATENATE(&quot;, damagetype: '&quot;;[.G149];&quot;'&quot;);&quot;&quot;)" office:value-type="string" office:string-value=", damagetype: 'STAT'" calcext:value-type="string">
            <text:p>, damagetype: 'STAT'</text:p>
          </table:table-cell>
          <table:table-cell table:formula="of:=IF([.I149]&lt;&gt;&quot;&quot;;CONCATENATE(&quot;, range: &quot;;[.I149];&quot;&quot;);&quot;&quot;)">
            <text:p/>
          </table:table-cell>
          <table:table-cell table:formula="of:=IF([.J149]&lt;&gt;&quot;&quot;;CONCATENATE(&quot;, params: &quot;;[.J149];&quot;&quot;);&quot;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49:.P149])" office:value-type="string" office:string-value="MINIMIZE: {name: 'Minimize', type: Types.NORMAL, power: 0, accuracy: 0, effect: Effects.RAISE_STAT, pp: 10, damagetype: 'STAT', params: {stat: &quot;DEFENSE&quot;, level: 2}}," calcext:value-type="string">
            <text:p>MINIMIZE: {name: 'Minimize', type: Types.NORMAL, power: 0, accuracy: 0, effect: Effects.RAISE_STAT, pp: 1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TAC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H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G150]&lt;&gt;&quot;&quot;;CONCATENATE(&quot;, damagetype: '&quot;;[.G150];&quot;'&quot;);&quot;&quot;)" office:value-type="string" office:string-value=", damagetype: 'STAT'" calcext:value-type="string">
            <text:p>, damagetype: 'STAT'</text:p>
          </table:table-cell>
          <table:table-cell table:formula="of:=IF([.I150]&lt;&gt;&quot;&quot;;CONCATENATE(&quot;, range: &quot;;[.I150];&quot;&quot;);&quot;&quot;)">
            <text:p/>
          </table:table-cell>
          <table:table-cell table:formula="of:=IF([.J150]&lt;&gt;&quot;&quot;;CONCATENATE(&quot;, params: &quot;;[.J150];&quot;&quot;);&quot;&quot;)" office:value-type="string" office:string-value=", params: {stat: &quot;ATTACK&quot;}" calcext:value-type="string">
            <text:p>, params: {stat: "ATTACK"}</text:p>
          </table:table-cell>
          <table:table-cell office:value-type="string" calcext:value-type="string">
            <text:p>},</text:p>
          </table:table-cell>
          <table:table-cell table:formula="of:=COM.MICROSOFT.CONCAT([.L150:.P150])" office:value-type="string" office:string-value="SHARPEN: {name: 'Sharpen', type: Types.NORMAL, power: 0, accuracy: 0, effect: Effects.RAISE_STAT, pp: 30, damagetype: 'STAT', params: {stat: &quot;ATTACK&quot;}}," calcext:value-type="string">
            <text:p>SHARPEN: {name: 'Sharpen', type: Types.NORMAL, power: 0, accuracy: 0, effect: Effects.RAISE_STAT, pp: 30, damagetype: 'STAT', params: {stat: "ATTAC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ENSE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H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G151]&lt;&gt;&quot;&quot;;CONCATENATE(&quot;, damagetype: '&quot;;[.G151];&quot;'&quot;);&quot;&quot;)" office:value-type="string" office:string-value=", damagetype: 'STAT'" calcext:value-type="string">
            <text:p>, damagetype: 'STAT'</text:p>
          </table:table-cell>
          <table:table-cell table:formula="of:=IF([.I151]&lt;&gt;&quot;&quot;;CONCATENATE(&quot;, range: &quot;;[.I151];&quot;&quot;);&quot;&quot;)">
            <text:p/>
          </table:table-cell>
          <table:table-cell table:formula="of:=IF([.J151]&lt;&gt;&quot;&quot;;CONCATENATE(&quot;, params: &quot;;[.J151];&quot;&quot;);&quot;&quot;)" office:value-type="string" office:string-value=", params: {stat: &quot;DEFENSE&quot;, level: 2}" calcext:value-type="string">
            <text:p>, params: {stat: "DEFENSE", level: 2}</text:p>
          </table:table-cell>
          <table:table-cell office:value-type="string" calcext:value-type="string">
            <text:p>},</text:p>
          </table:table-cell>
          <table:table-cell table:formula="of:=COM.MICROSOFT.CONCAT([.L151:.P151])" office:value-type="string" office:string-value="SWORDS_DANCE: {name: 'Swords Dance', type: Types.NORMAL, power: 0, accuracy: 0, effect: Effects.RAISE_STAT, pp: 20, damagetype: 'STAT', params: {stat: &quot;DEFENSE&quot;, level: 2}}," calcext:value-type="string">
            <text:p>SWORDS_DANCE: {name: 'Swords Dance', type: Types.NORMAL, power: 0, accuracy: 0, effect: Effects.RAISE_STAT, pp: 20, damagetype: 'STAT', params: {stat: "DEFENSE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ENSE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H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G152]&lt;&gt;&quot;&quot;;CONCATENATE(&quot;, damagetype: '&quot;;[.G152];&quot;'&quot;);&quot;&quot;)" office:value-type="string" office:string-value=", damagetype: 'STAT'" calcext:value-type="string">
            <text:p>, damagetype: 'STAT'</text:p>
          </table:table-cell>
          <table:table-cell table:formula="of:=IF([.I152]&lt;&gt;&quot;&quot;;CONCATENATE(&quot;, range: &quot;;[.I152];&quot;&quot;);&quot;&quot;)">
            <text:p/>
          </table:table-cell>
          <table:table-cell table:formula="of:=IF([.J152]&lt;&gt;&quot;&quot;;CONCATENATE(&quot;, params: &quot;;[.J152];&quot;&quot;);&quot;&quot;)" office:value-type="string" office:string-value=", params: {stat: &quot;DEFENSE&quot;}" calcext:value-type="string">
            <text:p>, params: {stat: "DEFENSE"}</text:p>
          </table:table-cell>
          <table:table-cell office:value-type="string" calcext:value-type="string">
            <text:p>},</text:p>
          </table:table-cell>
          <table:table-cell table:formula="of:=COM.MICROSOFT.CONCAT([.L152:.P152])" office:value-type="string" office:string-value="WITHDRAW: {name: 'Withdraw', type: Types.WATER, power: 0, accuracy: 0, effect: Effects.RAISE_STAT, pp: 40, damagetype: 'STAT', params: {stat: &quot;DEFENSE&quot;}}," calcext:value-type="string">
            <text:p>WITHDRAW: {name: 'Withdraw', type: Types.WATER, power: 0, accuracy: 0, effect: Effects.RAISE_STAT, pp: 40, damagetype: 'STAT', params: {stat: "DEFENSE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H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G153]&lt;&gt;&quot;&quot;;CONCATENATE(&quot;, damagetype: '&quot;;[.G153];&quot;'&quot;);&quot;&quot;)" office:value-type="string" office:string-value=", damagetype: 'STAT'" calcext:value-type="string">
            <text:p>, damagetype: 'STAT'</text:p>
          </table:table-cell>
          <table:table-cell table:formula="of:=IF([.I153]&lt;&gt;&quot;&quot;;CONCATENATE(&quot;, range: &quot;;[.I153];&quot;&quot;);&quot;&quot;)">
            <text:p/>
          </table:table-cell>
          <table:table-cell table:formula="of:=IF([.J153]&lt;&gt;&quot;&quot;;CONCATENATE(&quot;, params: &quot;;[.J153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53:.P153])" office:value-type="string" office:string-value="METRONOME: {name: 'Metronome', type: Types.NORMAL, power: 0, accuracy: 0, effect: Effects.RANDOM_MOVE, pp: 10, damagetype: 'STAT'}," calcext:value-type="string">
            <text:p>METRONOME: {name: 'Metronome', type: Types.NORMAL, power: 0, accuracy: 0, effect: Effects.RANDOM_MOVE, pp: 10, damagetype: 'STAT'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H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G154]&lt;&gt;&quot;&quot;;CONCATENATE(&quot;, damagetype: '&quot;;[.G154];&quot;'&quot;);&quot;&quot;)" office:value-type="string" office:string-value=", damagetype: 'STAT'" calcext:value-type="string">
            <text:p>, damagetype: 'STAT'</text:p>
          </table:table-cell>
          <table:table-cell table:formula="of:=IF([.I154]&lt;&gt;&quot;&quot;;CONCATENATE(&quot;, range: &quot;;[.I154];&quot;&quot;);&quot;&quot;)">
            <text:p/>
          </table:table-cell>
          <table:table-cell table:formula="of:=IF([.J154]&lt;&gt;&quot;&quot;;CONCATENATE(&quot;, params: &quot;;[.J154];&quot;&quot;);&quot;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4:.P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H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G155]&lt;&gt;&quot;&quot;;CONCATENATE(&quot;, damagetype: '&quot;;[.G155];&quot;'&quot;);&quot;&quot;)" office:value-type="string" office:string-value=", damagetype: 'STAT'" calcext:value-type="string">
            <text:p>, damagetype: 'STAT'</text:p>
          </table:table-cell>
          <table:table-cell table:formula="of:=IF([.I155]&lt;&gt;&quot;&quot;;CONCATENATE(&quot;, range: &quot;;[.I155];&quot;&quot;);&quot;&quot;)">
            <text:p/>
          </table:table-cell>
          <table:table-cell table:formula="of:=IF([.J155]&lt;&gt;&quot;&quot;;CONCATENATE(&quot;, params: &quot;;[.J155];&quot;&quot;);&quot;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5:.P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H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G156]&lt;&gt;&quot;&quot;;CONCATENATE(&quot;, damagetype: '&quot;;[.G156];&quot;'&quot;);&quot;&quot;)" office:value-type="string" office:string-value=", damagetype: 'STAT'" calcext:value-type="string">
            <text:p>, damagetype: 'STAT'</text:p>
          </table:table-cell>
          <table:table-cell table:formula="of:=IF([.I156]&lt;&gt;&quot;&quot;;CONCATENATE(&quot;, range: &quot;;[.I156];&quot;&quot;);&quot;&quot;)">
            <text:p/>
          </table:table-cell>
          <table:table-cell table:formula="of:=IF([.J156]&lt;&gt;&quot;&quot;;CONCATENATE(&quot;, params: &quot;;[.J15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56:.P156])" office:value-type="string" office:string-value="HAZE: {name: 'Haze', type: Types.ICE, power: 0, accuracy: 0, effect: Effects.RESET_STATUS, pp: 30, damagetype: 'STAT'}," calcext:value-type="string">
            <text:p>HAZE: {name: 'Haze', type: Types.ICE, power: 0, accuracy: 0, effect: Effects.RESET_STATUS, pp: 30, damagetype: 'STAT'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H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G157]&lt;&gt;&quot;&quot;;CONCATENATE(&quot;, damagetype: '&quot;;[.G157];&quot;'&quot;);&quot;&quot;)" office:value-type="string" office:string-value=", damagetype: 'STAT'" calcext:value-type="string">
            <text:p>, damagetype: 'STAT'</text:p>
          </table:table-cell>
          <table:table-cell table:formula="of:=IF([.I157]&lt;&gt;&quot;&quot;;CONCATENATE(&quot;, range: &quot;;[.I157];&quot;&quot;);&quot;&quot;)">
            <text:p/>
          </table:table-cell>
          <table:table-cell table:formula="of:=IF([.J157]&lt;&gt;&quot;&quot;;CONCATENATE(&quot;, params: &quot;;[.J157];&quot;&quot;);&quot;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formula="of:=COM.MICROSOFT.CONCAT([.L157:.P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H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G158]&lt;&gt;&quot;&quot;;CONCATENATE(&quot;, damagetype: '&quot;;[.G158];&quot;'&quot;);&quot;&quot;)" office:value-type="string" office:string-value=", damagetype: 'PHYS'" calcext:value-type="string">
            <text:p>, damagetype: 'PHYS'</text:p>
          </table:table-cell>
          <table:table-cell table:formula="of:=IF([.I158]&lt;&gt;&quot;&quot;;CONCATENATE(&quot;, range: &quot;;[.I158];&quot;&quot;);&quot;&quot;)">
            <text:p/>
          </table:table-cell>
          <table:table-cell table:formula="of:=IF([.J158]&lt;&gt;&quot;&quot;;CONCATENATE(&quot;, params: &quot;;[.J158];&quot;&quot;);&quot;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8:.P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H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G159]&lt;&gt;&quot;&quot;;CONCATENATE(&quot;, damagetype: '&quot;;[.G159];&quot;'&quot;);&quot;&quot;)" office:value-type="string" office:string-value=", damagetype: 'PHYS'" calcext:value-type="string">
            <text:p>, damagetype: 'PHYS'</text:p>
          </table:table-cell>
          <table:table-cell table:formula="of:=IF([.I159]&lt;&gt;&quot;&quot;;CONCATENATE(&quot;, range: &quot;;[.I159];&quot;&quot;);&quot;&quot;)">
            <text:p/>
          </table:table-cell>
          <table:table-cell table:formula="of:=IF([.J159]&lt;&gt;&quot;&quot;;CONCATENATE(&quot;, params: &quot;;[.J159];&quot;&quot;);&quot;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9:.P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H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G160]&lt;&gt;&quot;&quot;;CONCATENATE(&quot;, damagetype: '&quot;;[.G160];&quot;'&quot;);&quot;&quot;)" office:value-type="string" office:string-value=", damagetype: 'STAT'" calcext:value-type="string">
            <text:p>, damagetype: 'STAT'</text:p>
          </table:table-cell>
          <table:table-cell table:formula="of:=IF([.I160]&lt;&gt;&quot;&quot;;CONCATENATE(&quot;, range: &quot;;[.I160];&quot;&quot;);&quot;&quot;)">
            <text:p/>
          </table:table-cell>
          <table:table-cell table:formula="of:=IF([.J160]&lt;&gt;&quot;&quot;;CONCATENATE(&quot;, params: &quot;;[.J160];&quot;&quot;);&quot;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formula="of:=COM.MICROSOFT.CONCAT([.L160:.P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H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G161]&lt;&gt;&quot;&quot;;CONCATENATE(&quot;, damagetype: '&quot;;[.G161];&quot;'&quot;);&quot;&quot;)" office:value-type="string" office:string-value=", damagetype: 'STAT'" calcext:value-type="string">
            <text:p>, damagetype: 'STAT'</text:p>
          </table:table-cell>
          <table:table-cell table:formula="of:=IF([.I161]&lt;&gt;&quot;&quot;;CONCATENATE(&quot;, range: &quot;;[.I161];&quot;&quot;);&quot;&quot;)">
            <text:p/>
          </table:table-cell>
          <table:table-cell table:formula="of:=IF([.J161]&lt;&gt;&quot;&quot;;CONCATENATE(&quot;, params: &quot;;[.J161];&quot;&quot;);&quot;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formula="of:=COM.MICROSOFT.CONCAT([.L161:.P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H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G162]&lt;&gt;&quot;&quot;;CONCATENATE(&quot;, damagetype: '&quot;;[.G162];&quot;'&quot;);&quot;&quot;)" office:value-type="string" office:string-value=", damagetype: 'STAT'" calcext:value-type="string">
            <text:p>, damagetype: 'STAT'</text:p>
          </table:table-cell>
          <table:table-cell table:formula="of:=IF([.I162]&lt;&gt;&quot;&quot;;CONCATENATE(&quot;, range: &quot;;[.I162];&quot;&quot;);&quot;&quot;)">
            <text:p/>
          </table:table-cell>
          <table:table-cell table:formula="of:=IF([.J162]&lt;&gt;&quot;&quot;;CONCATENATE(&quot;, params: &quot;;[.J162];&quot;&quot;);&quot;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formula="of:=COM.MICROSOFT.CONCAT([.L162:.P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H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G163]&lt;&gt;&quot;&quot;;CONCATENATE(&quot;, damagetype: '&quot;;[.G163];&quot;'&quot;);&quot;&quot;)" office:value-type="string" office:string-value=", damagetype: 'STAT'" calcext:value-type="string">
            <text:p>, damagetype: 'STAT'</text:p>
          </table:table-cell>
          <table:table-cell table:formula="of:=IF([.I163]&lt;&gt;&quot;&quot;;CONCATENATE(&quot;, range: &quot;;[.I163];&quot;&quot;);&quot;&quot;)">
            <text:p/>
          </table:table-cell>
          <table:table-cell table:formula="of:=IF([.J163]&lt;&gt;&quot;&quot;;CONCATENATE(&quot;, params: &quot;;[.J163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63:.P163])" office:value-type="string" office:string-value="TRANSFORM: {name: 'Transform', type: Types.NORMAL, power: 0, accuracy: 0, effect: Effects.TRANSFORM, pp: 10, damagetype: 'STAT'}," calcext:value-type="string">
            <text:p>TRANSFORM: {name: 'Transform', type: Types.NORMAL, power: 0, accuracy: 0, effect: Effects.TRANSFORM, pp: 10, damagetype: 'STAT'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H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G164]&lt;&gt;&quot;&quot;;CONCATENATE(&quot;, damagetype: '&quot;;[.G164];&quot;'&quot;);&quot;&quot;)" office:value-type="string" office:string-value=", damagetype: 'STAT'" calcext:value-type="string">
            <text:p>, damagetype: 'STAT'</text:p>
          </table:table-cell>
          <table:table-cell table:formula="of:=IF([.I164]&lt;&gt;&quot;&quot;;CONCATENATE(&quot;, range: &quot;;[.I164];&quot;&quot;);&quot;&quot;)">
            <text:p/>
          </table:table-cell>
          <table:table-cell table:formula="of:=IF([.J164]&lt;&gt;&quot;&quot;;CONCATENATE(&quot;, params: &quot;;[.J164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64:.P164])" office:value-type="string" office:string-value="TELEPORT: {name: 'Teleport', type: Types.PSYCHIC, power: 0, accuracy: 0, effect: Effects.WARP_AWAY, pp: 20, damagetype: 'STAT'}," calcext:value-type="string">
            <text:p>TELEPORT: {name: 'Teleport', type: Types.PSYCHIC, power: 0, accuracy: 0, effect: Effects.WARP_AWAY, pp: 20, damagetype: 'STAT'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H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G165]&lt;&gt;&quot;&quot;;CONCATENATE(&quot;, damagetype: '&quot;;[.G165];&quot;'&quot;);&quot;&quot;)" office:value-type="string" office:string-value=", damagetype: 'STAT'" calcext:value-type="string">
            <text:p>, damagetype: 'STAT'</text:p>
          </table:table-cell>
          <table:table-cell table:formula="of:=IF([.I165]&lt;&gt;&quot;&quot;;CONCATENATE(&quot;, range: &quot;;[.I165];&quot;&quot;);&quot;&quot;)">
            <text:p/>
          </table:table-cell>
          <table:table-cell table:formula="of:=IF([.J165]&lt;&gt;&quot;&quot;;CONCATENATE(&quot;, params: &quot;;[.J165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65:.P165])" office:value-type="string" office:string-value="ROAR: {name: 'Roar', type: Types.NORMAL, power: 0, accuracy: 0, effect: Effects.WHIRLWIND, pp: 20, damagetype: 'STAT'}," calcext:value-type="string">
            <text:p>ROAR: {name: 'Roar', type: Types.NORMAL, power: 0, accuracy: 0, effect: Effects.WHIRLWIND, pp: 20, damagetype: 'STAT'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H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G166]&lt;&gt;&quot;&quot;;CONCATENATE(&quot;, damagetype: '&quot;;[.G166];&quot;'&quot;);&quot;&quot;)" office:value-type="string" office:string-value=", damagetype: 'STAT'" calcext:value-type="string">
            <text:p>, damagetype: 'STAT'</text:p>
          </table:table-cell>
          <table:table-cell table:formula="of:=IF([.I166]&lt;&gt;&quot;&quot;;CONCATENATE(&quot;, range: &quot;;[.I166];&quot;&quot;);&quot;&quot;)">
            <text:p/>
          </table:table-cell>
          <table:table-cell table:formula="of:=IF([.J166]&lt;&gt;&quot;&quot;;CONCATENATE(&quot;, params: &quot;;[.J166];&quot;&quot;);&quot;&quot;)">
            <text:p/>
          </table:table-cell>
          <table:table-cell office:value-type="string" calcext:value-type="string">
            <text:p>},</text:p>
          </table:table-cell>
          <table:table-cell table:formula="of:=COM.MICROSOFT.CONCAT([.L166:.P166])" office:value-type="string" office:string-value="WHIRLWIND: {name: 'Whirlwind', type: Types.NORMAL, power: 0, accuracy: 0, effect: Effects.WHIRLWIND, pp: 20, damagetype: 'STAT'}," calcext:value-type="string">
            <text:p>WHIRLWIND: {name: 'Whirlwind', type: Types.NORMAL, power: 0, accuracy: 0, effect: Effects.WHIRLWIND, pp: 20, damagetype: 'STAT'},</text:p>
          </table:table-cell>
          <table:table-cell/>
        </table:table-row>
      </table:table>
      <table:table table:name="Pokemon" table:style-name="ta1">
        <table:table-column table:style-name="co9" table:default-cell-style-name="ce4"/>
        <table:table-column table:style-name="co10" table:default-cell-style-name="Default"/>
        <table:table-column table:style-name="co3" table:default-cell-style-name="Default"/>
        <table:table-column table:style-name="co3" table:number-columns-repeated="16" table:default-cell-style-name="ce4"/>
        <table:table-column table:style-name="co3" table:default-cell-style-name="Default"/>
        <table:table-column table:style-name="co3" table:default-cell-style-name="ce4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3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6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3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6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3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6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3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6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3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6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3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6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3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6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3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6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3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6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3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6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3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6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3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6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3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6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3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6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3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6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3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6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3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6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3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6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3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6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3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6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3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6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3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6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3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6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3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6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3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6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3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6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3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6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3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6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3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6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3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6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3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6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3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6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3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6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3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6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3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6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3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6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3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6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3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6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3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6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3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6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3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6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3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6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3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6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3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6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3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6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3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6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3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6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3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6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3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6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3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6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3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6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3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6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3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6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3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6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3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6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3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6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3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6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3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6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3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6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3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6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3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6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3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6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3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6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3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6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3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6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3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6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3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6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3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6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3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6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3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6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3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6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3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6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3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6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3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6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3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6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3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6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3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6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3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6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3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6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3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6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3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6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3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6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3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6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3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6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3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6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3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6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3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6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3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6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3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6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3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6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3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6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3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6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3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6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3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6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3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6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3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6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3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6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3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6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3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6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3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6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3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6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3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6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3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6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3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6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3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6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3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6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3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6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3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6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3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6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3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6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3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6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3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6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3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6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3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6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3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6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3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6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3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6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3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6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3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6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3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6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3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6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3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6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3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6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3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6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3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6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3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6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3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6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3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6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3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6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3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6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3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6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3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6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3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6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3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6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3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6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3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6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3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6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3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6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3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6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3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6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3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6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3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6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3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6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3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6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3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6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3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6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3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6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3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6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3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6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3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6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3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6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7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4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Q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3:24:00.4098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18T18:51:39.042015000</dc:date>
    <meta:editing-duration>PT7H31M28S</meta:editing-duration>
    <meta:editing-cycles>46</meta:editing-cycles>
    <meta:generator>LibreOffice/5.2.3.3$MacOSX_X86_64 LibreOffice_project/d54a8868f08a7b39642414cf2c8ef2f228f780cf</meta:generator>
    <meta:document-statistic meta:table-count="5" meta:cell-count="12289" meta:object-count="0"/>
    <meta:user-defined meta:name=""/>
  </office:meta>
</office:document-meta>
</file>